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4.057cm"/>
    </style:style>
    <style:style style:name="co5" style:family="table-column">
      <style:table-column-properties fo:break-before="auto" style:column-width="6.218cm"/>
    </style:style>
    <style:style style:name="co6" style:family="table-column">
      <style:table-column-properties fo:break-before="auto" style:column-width="5.86cm"/>
    </style:style>
    <style:style style:name="co7" style:family="table-column">
      <style:table-column-properties fo:break-before="auto" style:column-width="2.35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75cm"/>
    </style:style>
    <style:style style:name="co10" style:family="table-column">
      <style:table-column-properties fo:break-before="auto" style:column-width="6.08cm"/>
    </style:style>
    <style:style style:name="co11" style:family="table-column">
      <style:table-column-properties fo:break-before="auto" style:column-width="4.306cm"/>
    </style:style>
    <style:style style:name="co12" style:family="table-column">
      <style:table-column-properties fo:break-before="auto" style:column-width="5.482cm"/>
    </style:style>
    <style:style style:name="co13" style:family="table-column">
      <style:table-column-properties fo:break-before="auto" style:column-width="7.442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2.272cm"/>
    </style:style>
    <style:style style:name="co16" style:family="table-column">
      <style:table-column-properties fo:break-before="auto" style:column-width="3.221cm"/>
    </style:style>
    <style:style style:name="co17" style:family="table-column">
      <style:table-column-properties fo:break-before="auto" style:column-width="4.23cm"/>
    </style:style>
    <style:style style:name="co18" style:family="table-column">
      <style:table-column-properties fo:break-before="auto" style:column-width="5.292cm"/>
    </style:style>
    <style:style style:name="co19" style:family="table-column">
      <style:table-column-properties fo:break-before="auto" style:column-width="3.63cm"/>
    </style:style>
    <style:style style:name="co20" style:family="table-column">
      <style:table-column-properties fo:break-before="auto" style:column-width="3.06cm"/>
    </style:style>
    <style:style style:name="co21" style:family="table-column">
      <style:table-column-properties fo:break-before="auto" style:column-width="16.732cm"/>
    </style:style>
    <style:style style:name="co22" style:family="table-column">
      <style:table-column-properties fo:break-before="auto" style:column-width="1.988cm"/>
    </style:style>
    <style:style style:name="co23" style:family="table-column">
      <style:table-column-properties fo:break-before="auto" style:column-width="4.083cm"/>
    </style:style>
    <style:style style:name="co24" style:family="table-column">
      <style:table-column-properties fo:break-before="auto" style:column-width="3.757cm"/>
    </style:style>
    <style:style style:name="co25" style:family="table-column">
      <style:table-column-properties fo:break-before="auto" style:column-width="3.93cm"/>
    </style:style>
    <style:style style:name="co26" style:family="table-column">
      <style:table-column-properties fo:break-before="auto" style:column-width="3.466cm"/>
    </style:style>
    <style:style style:name="co27" style:family="table-column">
      <style:table-column-properties fo:break-before="auto" style:column-width="3.163cm"/>
    </style:style>
    <style:style style:name="co28" style:family="table-column">
      <style:table-column-properties fo:break-before="auto" style:column-width="3.431cm"/>
    </style:style>
    <style:style style:name="co29" style:family="table-column">
      <style:table-column-properties fo:break-before="auto" style:column-width="4.029cm"/>
    </style:style>
    <style:style style:name="co30" style:family="table-column">
      <style:table-column-properties fo:break-before="auto" style:column-width="2.976cm"/>
    </style:style>
    <style:style style:name="co31" style:family="table-column">
      <style:table-column-properties fo:break-before="auto" style:column-width="4.856cm"/>
    </style:style>
    <style:style style:name="co32" style:family="table-column">
      <style:table-column-properties fo:break-before="auto" style:column-width="1.452cm"/>
    </style:style>
    <style:style style:name="co33" style:family="table-column">
      <style:table-column-properties fo:break-before="auto" style:column-width="9.294cm"/>
    </style:style>
    <style:style style:name="co34" style:family="table-column">
      <style:table-column-properties fo:break-before="auto" style:column-width="15.993cm"/>
    </style:style>
    <style:style style:name="co35" style:family="table-column">
      <style:table-column-properties fo:break-before="auto" style:column-width="2.265cm"/>
    </style:style>
    <style:style style:name="co36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meta_5f_package">
      <style:table-properties table:display="true" style:writing-mode="lr-tb"/>
    </style:style>
    <style:style style:name="ta2" style:family="table" style:master-page-name="PageStyle_5f_package_5f_source">
      <style:table-properties table:display="true" style:writing-mode="lr-tb"/>
    </style:style>
    <style:style style:name="ta3" style:family="table" style:master-page-name="PageStyle_5f_package">
      <style:table-properties table:display="true" style:writing-mode="lr-tb"/>
    </style:style>
    <style:style style:name="ta4" style:family="table" style:master-page-name="PageStyle_5f_document">
      <style:table-properties table:display="true" style:writing-mode="lr-tb"/>
    </style:style>
    <number:boolean-style style:name="N99">
      <number:boolean/>
    </number:boolean-style>
    <number:boolean-style style:name="N10099" number:language="en" number:country="GB">
      <number:boolean/>
    </number:boolean-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</style:style>
    <style:style style:name="ce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8" style:family="table-cell" style:parent-style-name="Default" style:data-style-name="N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9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99">
      <style:table-cell-properties style:rotation-align="none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1" style:family="table-cell" style:parent-style-name="Default" style:data-style-name="N10099"/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eta_packag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5"/>
        <table:table-column table:style-name="co3" table:default-cell-style-name="ce12"/>
        <table:table-column table:style-name="co4" table:default-cell-style-name="ce15"/>
        <table:table-column table:style-name="co5" table:default-cell-style-name="ce12"/>
        <table:table-column table:style-name="co6" table:default-cell-style-name="ce22"/>
        <table:table-column table:style-name="co7" table:number-columns-repeated="58" table:default-cell-style-name="Default"/>
        <table:table-row table:style-name="ro1">
          <table:table-cell table:style-name="ce2" office:value-type="string" calcext:value-type="string">
            <text:p>meta_package_index</text:p>
          </table:table-cell>
          <table:table-cell table:style-name="ce4" office:value-type="string" calcext:value-type="string">
            <text:p>meta_package_valid</text:p>
          </table:table-cell>
          <table:table-cell table:style-name="ce2" office:value-type="string" calcext:value-type="string">
            <text:p>meta_package_data_size</text:p>
          </table:table-cell>
          <table:table-cell table:style-name="ce4" office:value-type="string" calcext:value-type="string">
            <text:p>meta_package_tree</text:p>
          </table:table-cell>
          <table:table-cell table:style-name="ce2" office:value-type="string" calcext:value-type="string">
            <text:p>meta_package_description</text:p>
          </table:table-cell>
          <table:table-cell table:style-name="ce9" office:value-type="string" calcext:value-type="string">
            <text:p>meta_package_editab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ZS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EZStacking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P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numpy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D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pandas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S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os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C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gc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T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itertoo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L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joblib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PL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matplotlib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WAR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warnings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r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math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CP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scipy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L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scikit-learn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NS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seaborn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YB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Yellow-bricks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GB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istogram-based Gradient Boosting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XGB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XGBoost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8" office:value-type="string" calcext:value-type="string">
            <text:p>smal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polylearn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ER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Keras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PU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CPU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P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Process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T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Decision Tree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Random Forest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DA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" office:value-type="string" calcext:value-type="string">
            <text:p>AdaBoost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GD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larg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GD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R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Logistic Regression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R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smal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inear Regression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LN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ElasticNet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LP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smal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Multilayer Perceptron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N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smal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KNeighbors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B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small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style-name="ce1" office:value-type="string" calcext:value-type="string">
            <text:p>Gaussian Naive Bayes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KSV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large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upport vector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CK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 table:style-name="ce14"/>
          <table:table-cell office:value-type="string" calcext:value-type="string">
            <text:p>Stacking y/n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IP</text:p>
          </table:table-cell>
          <table:table-cell table:style-name="ce14"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both</text:p>
          </table:table-cell>
          <table:table-cell/>
          <table:table-cell office:value-type="string" calcext:value-type="string">
            <text:p>Pipelining</text:p>
          </table:table-cell>
          <table:table-cell table:style-name="ce14" table:formula="of:=FALSE()" office:value-type="boolean" office:boolean-value="false" calcext:value-type="boolean">
            <text:p>FALSE</text:p>
          </table:table-cell>
          <table:table-cell table:number-columns-repeated="58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meta_package.$A$1" table:cell-range-address="$meta_package.$A$1:.$F$34"/>
          <table:named-range table:name="_xlnm._FilterDatabase_0" table:base-cell-address="$meta_package.$A$1" table:cell-range-address="$meta_package.$A$1:.$F$33"/>
        </table:named-expressions>
      </table:table>
      <table:table table:name="package_source" table:style-name="ta2">
        <office:forms form:automatic-focus="false" form:apply-design-mode="false"/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number-columns-repeated="2" table:default-cell-style-name="ce12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source_name</text:p>
          </table:table-cell>
          <table:table-cell table:style-name="ce2" office:value-type="string" calcext:value-type="string">
            <text:p>package_source_type</text:p>
          </table:table-cell>
          <table:table-cell table:style-name="ce2" office:value-type="string" calcext:value-type="string">
            <text:p>package_source_short_name</text:p>
          </table:table-cell>
          <table:table-cell table:style-name="ce2" office:value-type="string" calcext:value-type="string">
            <text:p>package_source_kaggle</text:p>
          </table:table-cell>
          <table:table-cell table:style-name="ce2" office:value-type="string" calcext:value-type="string">
            <text:p>package_source_cod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ZTF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EZS_deps.EZS_func</text:p>
          </table:table-cell>
          <table:table-cell table:style-name="ce2" office:value-type="string" calcext:value-type="string">
            <text:p>full</text:p>
          </table:table-cell>
          <table:table-cell table:style-name="ce2" office:value-type="string" calcext:value-type="string">
            <text:p>*</text:p>
          </table:table-cell>
          <table:table-cell table:style-name="ce15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NP</text:p>
          </table:table-cell>
          <table:table-cell office:value-type="string" calcext:value-type="string">
            <text:p>numpy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np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PD</text:p>
          </table:table-cell>
          <table:table-cell office:value-type="string" calcext:value-type="string">
            <text:p>pandas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d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DAT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pandas.api.typ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NS</text:p>
          </table:table-cell>
          <table:table-cell office:value-type="string" calcext:value-type="string">
            <text:p>seaborn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sns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OS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GC</text:p>
          </table:table-cell>
          <table:table-cell office:value-type="string" calcext:value-type="string">
            <text:p>gc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ITT</text:p>
          </table:table-cell>
          <table:table-cell office:value-type="string" calcext:value-type="string">
            <text:p>itertoo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JL</text:p>
          </table:table-cell>
          <table:table-cell office:value-type="string" calcext:value-type="string">
            <text:p>joblib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PLPL</text:p>
          </table:table-cell>
          <table:table-cell office:value-type="string" calcext:value-type="string">
            <text:p>MPL</text:p>
          </table:table-cell>
          <table:table-cell office:value-type="string" calcext:value-type="string">
            <text:p>matplotlib.pyplot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plt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ARN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warning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office:value-type="string" calcext:value-type="string">
            <text:p>warnings.filterwarnings('ignore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PUN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office:value-type="string" calcext:value-type="string">
            <text:p>os.environ['CUDA_VISIBLE_DEVICES'] = '-1'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RE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CIP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cipy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SKL</text:p>
          </table:table-cell>
          <table:table-cell office:value-type="string" calcext:value-type="string">
            <text:p>sk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B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ba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C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compos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xperimenta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KL</text:p>
          </table:table-cell>
          <table:table-cell table:style-name="ce2" office:value-type="string" calcext:value-type="string">
            <text:p>sklearn.imput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GP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sklearn.gaussian_process.kern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sklearn.tre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E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ensembl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IN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insp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linear_model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etric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N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sklearn.neural_network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sklearn.neighbo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sklearn.naive_bay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sklearn.pipeline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klearn.preproce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SVM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klearn.svm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rocauc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lassifier.threshold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MS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model_selec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feature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regressor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contrib.missing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BTF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ellowbrick.target.feature_correlatio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XGB</text:p>
          </table:table-cell>
          <table:table-cell office:value-type="string" calcext:value-type="string">
            <text:p>xgboost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table:number-columns-repeated="2" office:value-type="string" calcext:value-type="string">
            <text:p>KER</text:p>
          </table:table-cell>
          <table:table-cell office:value-type="string" calcext:value-type="string">
            <text:p>keras</text:p>
          </table:table-cell>
          <table:table-cell office:value-type="string" calcext:value-type="string">
            <text:p>ful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layer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mode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WSKL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wrappers.scikit_learn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.uti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</text:p>
          </table:table-cell>
          <table:table-cell table:style-name="ce25" office:value-type="string" calcext:value-type="string">
            <text:p>keras.utils.vis_util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</text:p>
          </table:table-cell>
          <table:table-cell table:style-name="ce25" office:value-type="string" calcext:value-type="string">
            <text:p>keras.callbacks</text:p>
          </table:table-cell>
          <table:table-cell office:value-type="string" calcext:value-type="string">
            <text:p>partial</text:p>
          </table:table-cell>
          <table:table-cell table:style-name="ce2" office:value-type="string" calcext:value-type="string">
            <text:p>None</text:p>
          </table:table-cell>
          <table:table-cell table:style-name="ce15" office:value-type="string" calcext:value-type="string">
            <text:p>both</text:p>
          </table:table-cell>
          <table:table-cell table:style-name="ce2" office:value-type="string" calcext:value-type="string">
            <text:p>None</text:p>
          </table:table-cell>
          <table:table-cell table:number-columns-repeated="1016"/>
        </table:table-row>
        <table:table-row table:style-name="ro1" table:number-rows-repeated="1048522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_source.$A$1:.$G$52"/>
          <table:named-range table:name="_xlnm._FilterDatabase_0" table:base-cell-address="$meta_package.$A$1" table:cell-range-address="$package_source.$A$1:.$G$51"/>
        </table:named-expressions>
      </table:table>
      <table:table table:name="package" table:style-name="ta3">
        <office:forms form:automatic-focus="false" form:apply-design-mode="false"/>
        <table:table-column table:style-name="co9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14" table:number-columns-repeated="57" table:default-cell-style-name="Default"/>
        <table:table-column table:style-name="co15" table:number-columns-repeated="959" table:default-cell-style-name="ce2"/>
        <table:table-row table:style-name="ro1">
          <table:table-cell table:style-name="ce2" office:value-type="string" calcext:value-type="string">
            <text:p>package_source_index</text:p>
          </table:table-cell>
          <table:table-cell table:style-name="ce2" office:value-type="string" calcext:value-type="string">
            <text:p>package_index</text:p>
          </table:table-cell>
          <table:table-cell table:style-name="ce2" office:value-type="string" calcext:value-type="string">
            <text:p>meta_package_index</text:p>
          </table:table-cell>
          <table:table-cell table:style-name="ce2" office:value-type="string" calcext:value-type="string">
            <text:p>package_name</text:p>
          </table:table-cell>
          <table:table-cell table:style-name="ce2" office:value-type="string" calcext:value-type="string">
            <text:p>package_problem</text:p>
          </table:table-cell>
          <table:table-cell table:style-name="ce2" office:value-type="string" calcext:value-type="string">
            <text:p>package_type</text:p>
          </table:table-cell>
          <table:table-cell table:style-name="ce2" office:value-type="string" calcext:value-type="string">
            <text:p>package_cod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DotProduct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BF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P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C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Classifie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G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gini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CE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Classifier(criterion='entrop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G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gini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CE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Classifier(criterion='entropy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C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Classifie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C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HistGradientBoostingClassifier(early_stopping=True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C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hinge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LL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log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CM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Classifier(loss='modified_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(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(solver='saga', penalty='elasticnet'</text:span>, l1_ratio=0.5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L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LogisticRegressionCV(cv=5, solver='lbfgs', penalty='l2'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OGRSCV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gisticRegressionCV</text:p>
          </table:table-cell>
          <table:table-cell table:style-name="ce2"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ogisticRegressionCV(cv=5, solver='saga', penalty='l2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1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C2</text:p>
          </table:table-cell>
          <table:table-cell office:value-type="string" calcext:value-type="string">
            <text:p>MLP</text:p>
          </table:table-cell>
          <table:table-cell table:style-name="ce2" office:value-type="string" calcext:value-type="string">
            <text:p>MLP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Classifie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uniform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C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Classifier(weights='distance'</text:span>, n_neighbors=len(y.unique())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B</text:p>
          </table:table-cell>
          <table:table-cell table:number-columns-repeated="2" office:value-type="string" calcext:value-type="string">
            <text:p>GNB</text:p>
          </table:table-cell>
          <table:table-cell office:value-type="string" calcext:value-type="string">
            <text:p>GaussianNB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GaussianNB(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CS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C(kernel='sigmoid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C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XGBClassifier(max_depth=5, n_estimators=10, verbosity=0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C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C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Classifi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BA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aseEstima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CB</text:p>
          </table:table-cell>
          <table:table-cell office:value-type="string" calcext:value-type="string">
            <text:p>KERE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EarlyStopp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L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DotProduct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R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BF() + ConstantKernel() + WhiteKernel()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P</text:p>
          </table:table-cell>
          <table:table-cell/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ExpSineSquared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GP</text:p>
          </table:table-cell>
          <table:table-cell office:value-type="string" calcext:value-type="string">
            <text:p>GPRQ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aussianProces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GaussianProcessRegressor(kernel = ConstantKernel() * RationalQuadratic() + ConstantKernel() +</text:span> WhiteKernel(), random_state = random_state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F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friedman_mse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A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absolute_error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T</text:p>
          </table:table-cell>
          <table:table-cell office:value-type="string" calcext:value-type="string">
            <text:p>DTR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DecisionTre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DecisionTreeRegressor(criterion='poisson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squared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A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absolute_error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RFR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andomFore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RandomForestRegressor(criterion='poisson', n_estimators=100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ABR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aBoost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AdaBoost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HGBR</text:p>
          </table:table-cell>
          <table:table-cell office:value-type="string" calcext:value-type="string">
            <text:p>HGB</text:p>
          </table:table-cell>
          <table:table-cell office:value-type="string" calcext:value-type="string">
            <text:p>HistGradientBoost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HistGradientBoostingRegressor(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N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STACK</text:p>
          </table:table-cell>
          <table:table-cell office:value-type="string" calcext:value-type="string">
            <text:p>Stacking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S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squared_loss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SGDRH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GD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GDRegressor(loss='huber', penalty='elasticnet'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(alpha=0.01, l1_ratio=0.15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LINR</text:p>
          </table:table-cell>
          <table:table-cell office:value-type="string" calcext:value-type="string">
            <text:p>LIR</text:p>
          </table:table-cell>
          <table:table-cell office:value-type="string" calcext:value-type="string">
            <text:p>LinearRegressio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LinearRegression(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LM</text:p>
          </table:table-cell>
          <table:table-cell office:value-type="string" calcext:value-type="string">
            <text:p>ELNECV</text:p>
          </table:table-cell>
          <table:table-cell office:value-type="string" calcext:value-type="string">
            <text:p>ELN</text:p>
          </table:table-cell>
          <table:table-cell office:value-type="string" calcext:value-type="string">
            <text:p>ElasticNetCV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ElasticNetCV(cv=5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1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NN</text:p>
          </table:table-cell>
          <table:table-cell office:value-type="string" calcext:value-type="string">
            <text:p>MLPR2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MLP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MLPRegressor(hidden_layer_sizes = (layer_size, layer_size,), max_iter=2000, early_stopping=True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U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uniform'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KNRD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eighbor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KNeighborsRegressor(weights='</text:span>distance'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L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linear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P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poly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SVM</text:p>
          </table:table-cell>
          <table:table-cell office:value-type="string" calcext:value-type="string">
            <text:p>SVRG</text:p>
          </table:table-cell>
          <table:table-cell office:value-type="string" calcext:value-type="string">
            <text:p>SKSV</text:p>
          </table:table-cell>
          <table:table-cell office:value-type="string" calcext:value-type="string">
            <text:p>SV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SVR(kernel='rbf', 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R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XGB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XGBRegressor(max_depth=5, n_estimators=20, verbosity=0, 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PN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PolynomialNetwork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PolynomialNetworkRegressor(random_state = random_state</text:span>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MR</text:p>
          </table:table-cell>
          <table:table-cell office:value-type="string" calcext:value-type="string">
            <text:p>PLL</text:p>
          </table:table-cell>
          <table:table-cell office:value-type="string" calcext:value-type="string">
            <text:p>FactorizationMachine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<text:span text:style-name="T1">FactorizationMachineRegressor(random_state = random_state</text:span>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ERWSKL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KerasRegress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stimator</text:p>
          </table:table-cell>
          <table:table-cell office:value-type="string" calcext:value-type="string">
            <text:p>K_R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SKLE</text:p>
          </table:table-cell>
          <table:table-cell office:value-type="string" calcext:value-type="string">
            <text:p>E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enable_iterative_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impl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IterativeImput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mput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IN</text:p>
          </table:table-cell>
          <table:table-cell office:value-type="string" calcext:value-type="string">
            <text:p>PERIMP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permutation_importanc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nspecto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BFK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SKL</text:p>
          </table:table-cell>
          <table:table-cell table:style-name="ce27" office:value-type="string" calcext:value-type="string">
            <text:p>White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SKL</text:p>
          </table:table-cell>
          <table:table-cell table:style-name="ce31" office:value-type="string" calcext:value-type="string">
            <text:p>ConstantKern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SKL</text:p>
          </table:table-cell>
          <table:table-cell table:style-name="ce31" office:value-type="string" calcext:value-type="string">
            <text:p>Mater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RQK</text:p>
          </table:table-cell>
          <table:table-cell office:value-type="string" calcext:value-type="string">
            <text:p>SKL</text:p>
          </table:table-cell>
          <table:table-cell table:style-name="ce27" office:value-type="string" calcext:value-type="string">
            <text:p>RationalQuadratic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ESSK</text:p>
          </table:table-cell>
          <table:table-cell office:value-type="string" calcext:value-type="string">
            <text:p>SKL</text:p>
          </table:table-cell>
          <table:table-cell table:style-name="ce27" office:value-type="string" calcext:value-type="string">
            <text:p>ExpSineSquar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GPK</text:p>
          </table:table-cell>
          <table:table-cell office:value-type="string" calcext:value-type="string">
            <text:p>DPK</text:p>
          </table:table-cell>
          <table:table-cell office:value-type="string" calcext:value-type="string">
            <text:p>SKL</text:p>
          </table:table-cell>
          <table:table-cell table:style-name="ce27" office:value-type="string" calcext:value-type="string">
            <text:p>Dot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kern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Den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BANO</text:p>
          </table:table-cell>
          <table:table-cell office:value-type="string" calcext:value-type="string">
            <text:p>KER</text:p>
          </table:table-cell>
          <table:table-cell table:style-name="ce25" office:value-type="string" calcext:value-type="string">
            <text:p>Batch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LANO</text:p>
          </table:table-cell>
          <table:table-cell office:value-type="string" calcext:value-type="string">
            <text:p>KER</text:p>
          </table:table-cell>
          <table:table-cell table:style-name="ce25" office:value-type="string" calcext:value-type="string">
            <text:p>LayerNormaliz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KERL</text:p>
          </table:table-cell>
          <table:table-cell office:value-type="string" calcext:value-type="string">
            <text:p>DROO</text:p>
          </table:table-cell>
          <table:table-cell office:value-type="string" calcext:value-type="string">
            <text:p>KER</text:p>
          </table:table-cell>
          <table:table-cell table:style-name="ce25" office:value-type="string" calcext:value-type="string">
            <text:p>Dropou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M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ay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accuracy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F1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call_scor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mean_squared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M</text:p>
          </table:table-cell>
          <table:table-cell office:value-type="string" calcext:value-type="string">
            <text:p>R2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2_scor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metric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DAT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D</text:p>
          </table:table-cell>
          <table:table-cell office:value-type="string" calcext:value-type="string">
            <text:p>is_numeric_dtyp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ITT</text:p>
          </table:table-cell>
          <table:table-cell office:value-type="string" calcext:value-type="string">
            <text:p>PRDT</text:p>
          </table:table-cell>
          <table:table-cell office:value-type="string" calcext:value-type="string">
            <text:p>IT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JL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CIP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SCP</text:p>
          </table:table-cell>
          <table:table-cell office:value-type="string" calcext:value-type="string">
            <text:p>sta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S_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et_confi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</text:p>
          </table:table-cell>
          <table:table-cell office:value-type="string" calcext:value-type="string">
            <text:p>DA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datase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TTS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in_test_spli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MS</text:p>
          </table:table-cell>
          <table:table-cell office:value-type="string" calcext:value-type="string">
            <text:p>RSK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peatedStratifiedKFol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NE</text:p>
          </table:table-cell>
          <table:table-cell office:value-type="string" calcext:value-type="string">
            <text:p>LOF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ocalOutlierFa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table:number-columns-repeated="2" office:value-type="string" calcext:value-type="string">
            <text:p>PIP</text:p>
          </table:table-cell>
          <table:table-cell office:value-type="string" calcext:value-type="string">
            <text:p>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I</text:p>
          </table:table-cell>
          <table:table-cell office:value-type="string" calcext:value-type="string">
            <text:p>MPIP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pipeli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U</text:p>
          </table:table-cell>
          <table:table-cell office:value-type="string" calcext:value-type="string">
            <text:p>NPU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np_util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th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B</text:p>
          </table:table-cell>
          <table:table-cell office:value-type="string" calcext:value-type="string">
            <text:p>TRMI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TransformerMixi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S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selecto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KLC</text:p>
          </table:table-cell>
          <table:table-cell office:value-type="string" calcext:value-type="string">
            <text:p>MCT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make_column_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SSC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StandardScal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H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neHot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Ordina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LBE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LabelEncod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KLPR</text:p>
          </table:table-cell>
          <table:table-cell office:value-type="string" calcext:value-type="string">
            <text:p>FUT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FunctionTransforme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ansform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L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_report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P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prediction_erro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onfusion_matrix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</text:p>
          </table:table-cell>
          <table:table-cell office:value-type="string" calcext:value-type="string">
            <text:p>PRC</text:p>
          </table:table-cell>
          <table:table-cell office:value-type="string" calcext:value-type="string">
            <text:p>YB</text:p>
          </table:table-cell>
          <table:table-cell table:style-name="ce31" office:value-type="string" calcext:value-type="string">
            <text:p>precision_recall_curv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CR</text:p>
          </table:table-cell>
          <table:table-cell office:value-type="string" calcext:value-type="string">
            <text:p>ROAU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oc_auc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T</text:p>
          </table:table-cell>
          <table:table-cell office:value-type="string" calcext:value-type="string">
            <text:p>DITH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discrimination_threshold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PCA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ca_decomposition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BIR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balanced_binning_refere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</text:p>
          </table:table-cell>
          <table:table-cell office:value-type="string" calcext:value-type="string">
            <text:p>CLBA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_balance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C</text:p>
          </table:table-cell>
          <table:table-cell office:value-type="string" calcext:value-type="string">
            <text:p>KER</text:p>
          </table:table-cell>
          <table:table-cell table:style-name="ce25" office:value-type="string" calcext:value-type="string">
            <text:p>plot_model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visualizer</text:p>
          </table:table-cell>
          <table:table-cell table:style-name="ce25" office:value-type="string" calcext:value-type="string">
            <text:p>plot_model(K_Class(X,y), show_shapes=True, show_layer_names=True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LEC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learning_curv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MS</text:p>
          </table:table-cell>
          <table:table-cell office:value-type="string" calcext:value-type="string">
            <text:p>FEI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importanc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1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1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F</text:p>
          </table:table-cell>
          <table:table-cell office:value-type="string" calcext:value-type="string">
            <text:p>RK2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ank2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B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Bar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BCM</text:p>
          </table:table-cell>
          <table:table-cell office:value-type="string" calcext:value-type="string">
            <text:p>MVD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MissingValuesDispers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TFC</text:p>
          </table:table-cell>
          <table:table-cell office:value-type="string" calcext:value-type="string">
            <text:p>FECO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feature_correlatio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T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plot_tre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XGB</text:p>
          </table:table-cell>
          <table:table-cell office:value-type="string" calcext:value-type="string">
            <text:p>XGBG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to_graphviz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prediction_erro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YBR</text:p>
          </table:table-cell>
          <table:table-cell office:value-type="string" calcext:value-type="string">
            <text:p>REPL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siduals_plot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VIS</text:p>
          </table:table-cell>
          <table:table-cell office:value-type="string" calcext:value-type="string">
            <text:p>KERPLMR</text:p>
          </table:table-cell>
          <table:table-cell office:value-type="string" calcext:value-type="string">
            <text:p>KER</text:p>
          </table:table-cell>
          <table:table-cell table:style-name="ce25" office:value-type="string" calcext:value-type="string">
            <text:p>plot_model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visualizer</text:p>
          </table:table-cell>
          <table:table-cell table:style-name="ce25" office:value-type="string" calcext:value-type="string">
            <text:p>plot_model(K_Regre(X,y), show_shapes=True, show_layer_names=True)</text:p>
          </table:table-cell>
          <table:table-cell table:number-columns-repeated="1016"/>
        </table:table-row>
        <table:table-row table:style-name="ro1" table:number-rows-repeated="1048448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_xlnm._FilterDatabase" table:base-cell-address="$meta_package.$A$1" table:cell-range-address="$package.$A$1:.$G$127"/>
          <table:named-range table:name="_xlnm._FilterDatabase_0" table:base-cell-address="$meta_package.$A$1" table:cell-range-address="$package.$A$1:.$G$126"/>
          <table:named-range table:name="_xlnm._FilterDatabase_0_0" table:base-cell-address="$meta_package.$A$1" table:cell-range-address="$package.$A$1:.$G$124"/>
          <table:named-range table:name="_xlnm._FilterDatabase_0_0_0" table:base-cell-address="$meta_package.$A$1" table:cell-range-address="$package.$A$1:.$F$124"/>
          <table:named-range table:name="_xlnm._FilterDatabase_0_0_0_0" table:base-cell-address="$meta_package.$A$1" table:cell-range-address="$package.$A$1:.$F$118"/>
        </table:named-expressions>
      </table:table>
      <table:table table:name="document" table:style-name="ta4">
        <office:forms form:automatic-focus="false" form:apply-design-mode="false"/>
        <table:table-column table:style-name="co22" table:default-cell-style-name="Default"/>
        <table:table-column table:style-name="co23" table:default-cell-style-name="ce40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2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19" table:default-cell-style-name="ce15"/>
        <table:table-column table:style-name="co32" table:default-cell-style-name="ce40"/>
        <table:table-column table:style-name="co33" table:default-cell-style-name="ce40"/>
        <table:table-column table:style-name="co34" table:default-cell-style-name="ce40"/>
        <table:table-column table:style-name="co35" table:number-columns-repeated="59" table:default-cell-style-name="Default"/>
        <table:table-column table:style-name="co36" table:number-columns-repeated="953" table:default-cell-style-name="ce2"/>
        <table:table-row table:style-name="ro1">
          <table:table-cell table:style-name="ce2" office:value-type="string" calcext:value-type="string">
            <text:p>sort_key</text:p>
          </table:table-cell>
          <table:table-cell table:style-name="ce20" office:value-type="string" calcext:value-type="string">
            <text:p>meta_package_index</text:p>
          </table:table-cell>
          <table:table-cell table:style-name="ce4" office:value-type="string" calcext:value-type="string">
            <text:p>document_problem</text:p>
          </table:table-cell>
          <table:table-cell table:style-name="ce4" office:value-type="string" calcext:value-type="string">
            <text:p>document_stacking</text:p>
          </table:table-cell>
          <table:table-cell table:style-name="ce4" office:value-type="string" calcext:value-type="string">
            <text:p>document_keras</text:p>
          </table:table-cell>
          <table:table-cell table:style-name="ce4" office:value-type="string" calcext:value-type="string">
            <text:p>document_xgb</text:p>
          </table:table-cell>
          <table:table-cell table:style-name="ce4" office:value-type="string" calcext:value-type="string">
            <text:p>document_pipeline</text:p>
          </table:table-cell>
          <table:table-cell table:style-name="ce4" office:value-type="string" calcext:value-type="string">
            <text:p>document_yb</text:p>
          </table:table-cell>
          <table:table-cell table:style-name="ce4" office:value-type="string" calcext:value-type="string">
            <text:p>document_data_size</text:p>
          </table:table-cell>
          <table:table-cell table:style-name="ce4" office:value-type="string" calcext:value-type="string">
            <text:p>document_cv</text:p>
          </table:table-cell>
          <table:table-cell table:style-name="ce4" office:value-type="string" calcext:value-type="string">
            <text:p>document_level_1_model</text:p>
          </table:table-cell>
          <table:table-cell table:style-name="ce4" office:value-type="string" calcext:value-type="string">
            <text:p>document_kaggle</text:p>
          </table:table-cell>
          <table:table-cell table:style-name="ce20" office:value-type="string" calcext:value-type="string">
            <text:p>title</text:p>
          </table:table-cell>
          <table:table-cell table:style-name="ce20" office:value-type="string" calcext:value-type="string">
            <text:p>text</text:p>
          </table:table-cell>
          <table:table-cell table:style-name="ce20" office:value-type="string" calcext:value-type="string">
            <text:p>code</text:p>
          </table:table-cell>
          <table:table-cell table:number-columns-repeated="101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DA &amp; Modelling</text:p>
          </table:table-cell>
          <table:table-cell office:value-type="string" calcext:value-type="string">
            <text:p>"random_state = " + str(random_state)</text:p>
          </table:table-cell>
          <table:table-cell table:number-columns-repeated="1012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Exploratory Data Analysis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File and parameters loading</text:p>
          </table:table-cell>
          <table:table-cell office:value-type="string" calcext:value-type="string">
            <text:p>"problem_type = '" + str(problem_type) + "'"</text:p>
          </table:table-cell>
          <table:table-cell table:number-columns-repeated="1012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table:style-name="ce13" office:value-type="string" calcext:value-type="string">
            <text:p>None</text:p>
          </table:table-cell>
          <table:table-cell office:value-type="string" calcext:value-type="string">
            <text:p>"data_size = '" + str(data_size) + "'"</text:p>
          </table:table-cell>
          <table:table-cell table:number-columns-repeated="1012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pd.read_csv('" + str(file) + "')"</text:p>
          </table:table-cell>
          <table:table-cell table:number-columns-repeated="1012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arget_col = '" + str(target_col) + "'"</text:p>
          </table:table-cell>
          <table:table-cell table:number-columns-repeated="1012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Thresholds &amp; other parameters</text:p>
          </table:table-cell>
          <table:table-cell office:value-type="string" calcext:value-type="string">
            <text:p>"threshold_NaN = " + str(threshold_NaN)</text:p>
          </table:table-cell>
          <table:table-cell table:number-columns-repeated="1012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at = " + str(threshold_cat) </text:p>
          </table:table-cell>
          <table:table-cell table:number-columns-repeated="1012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Z = " + str(threshold_Z)</text:p>
          </table:table-cell>
          <table:table-cell table:number-columns-repeated="1012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est_size = " + str(test_size)</text:p>
          </table:table-cell>
          <table:table-cell table:number-columns-repeated="1012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entropy = " + str(threshold_entropy)</text:p>
          </table:table-cell>
          <table:table-cell table:number-columns-repeated="1012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ing = " + str(undersampling)</text:p>
          </table:table-cell>
          <table:table-cell table:number-columns-repeated="1012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undersampler = '" + str(undersampler) + "'"</text:p>
          </table:table-cell>
          <table:table-cell table:number-columns-repeated="1012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corr = " + str(threshold_corr)</text:p>
          </table:table-cell>
          <table:table-cell table:number-columns-repeated="1012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threshold_model = "</text:span> + str(threshold_model)</text:p>
          </table:table-cell>
          <table:table-cell table:number-columns-repeated="1012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2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threshold_feature = " + str(threshold_feature)</text:p>
          </table:table-cell>
          <table:table-cell table:number-columns-repeated="1012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<text:span text:style-name="T1">"CPU = "</text:span> + str(with_CPU)</text:p>
          </table:table-cell>
          <table:table-cell table:number-columns-repeated="1012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level_1_model = '" + str(level_1_model) + "'"</text:p>
          </table:table-cell>
          <table:table-cell table:number-columns-repeated="1012"/>
        </table:table-row>
        <table:table-row table:style-name="ro1">
          <table:table-cell table:style-name="ce2" table:formula="of:=[.A20]+1" office:value-type="float" office:value="20" calcext:value-type="float">
            <text:p>2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rop user's columns:</text:p>
          </table:table-cell>
          <table:table-cell office:value-type="string" calcext:value-type="string">
            <text:p>"user_drop_cols = " + str(user_drop_cols)</text:p>
          </table:table-cell>
          <table:table-cell table:number-columns-repeated="1012"/>
        </table:table-row>
        <table:table-row table:style-name="ro1">
          <table:table-cell table:style-name="ce2" table:formula="of:=[.A21]+1" office:value-type="float" office:value="21" calcext:value-type="float">
            <text:p>21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before deletion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2" table:formula="of:=[.A22]+1" office:value-type="float" office:value="22" calcext:value-type="float">
            <text:p>22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f = df.drop(user_drop_cols, axis=1)"</text:p>
          </table:table-cell>
          <table:table-cell table:number-columns-repeated="1012"/>
        </table:table-row>
        <table:table-row table:style-name="ro1">
          <table:table-cell table:style-name="ce2" table:formula="of:=[.A23]+1" office:value-type="float" office:value="23" calcext:value-type="float">
            <text:p>23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taset after deletion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2" table:formula="of:=[.A24]+1" office:value-type="float" office:value="24" calcext:value-type="float">
            <text:p>2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set copy</text:p>
          </table:table-cell>
          <table:table-cell table:style-name="ce13" office:value-type="string" calcext:value-type="string">
            <text:p>"df_copy = df.copy()"</text:p>
          </table:table-cell>
          <table:table-cell table:number-columns-repeated="1012"/>
        </table:table-row>
        <table:table-row table:style-name="ro1">
          <table:table-cell table:style-name="ce2" table:formula="of:=[.A25]+1" office:value-type="float" office:value="25" calcext:value-type="float">
            <text:p>25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ataset Information</text:p>
          </table:table-cell>
          <table:table-cell office:value-type="string" calcext:value-type="string">
            <text:p>"df.shape"</text:p>
          </table:table-cell>
          <table:table-cell table:number-columns-repeated="1012"/>
        </table:table-row>
        <table:table-row table:style-name="ro1">
          <table:table-cell table:style-name="ce2" table:formula="of:=[.A26]+1" office:value-type="float" office:value="26" calcext:value-type="float">
            <text:p>26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Some records</text:p>
          </table:table-cell>
          <table:table-cell office:value-type="string" calcext:value-type="string">
            <text:p>"display(df)"</text:p>
          </table:table-cell>
          <table:table-cell table:number-columns-repeated="1012"/>
        </table:table-row>
        <table:table-row table:style-name="ro1">
          <table:table-cell table:style-name="ce2" table:formula="of:=[.A27]+1" office:value-type="float" office:value="27" calcext:value-type="float">
            <text:p>27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frame structure</text:p>
          </table:table-cell>
          <table:table-cell office:value-type="string" calcext:value-type="string">
            <text:p>"plot_dataframe_structure(df)"</text:p>
          </table:table-cell>
          <table:table-cell table:number-columns-repeated="1012"/>
        </table:table-row>
        <table:table-row table:style-name="ro1">
          <table:table-cell table:style-name="ce2" table:formula="of:=[.A28]+1" office:value-type="float" office:value="28" calcext:value-type="float">
            <text:p>28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frame statistics</text:p>
          </table:table-cell>
          <table:table-cell office:value-type="string" calcext:value-type="string">
            <text:p>"display(df.describe().T)"</text:p>
          </table:table-cell>
          <table:table-cell table:number-columns-repeated="1012"/>
        </table:table-row>
        <table:table-row table:style-name="ro1">
          <table:table-cell table:style-name="ce2" table:formula="of:=[.A29]+1" office:value-type="float" office:value="29" calcext:value-type="float">
            <text:p>2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Which columns could be categorical ?</text:p>
          </table:table-cell>
          <table:table-cell office:value-type="string" calcext:value-type="string">
            <text:p>"plot_categorical(df)"</text:p>
          </table:table-cell>
          <table:table-cell table:number-columns-repeated="1012"/>
        </table:table-row>
        <table:table-row table:style-name="ro1">
          <table:table-cell table:style-name="ce2" table:formula="of:=[.A30]+1" office:value-type="float" office:value="30" calcext:value-type="float">
            <text:p>3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ataset Clean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31]+1" office:value-type="float" office:value="31" calcext:value-type="float">
            <text:p>31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uplicate rows:</text:p>
          </table:table-cell>
          <table:table-cell office:value-type="string" calcext:value-type="string">
            <text:p>"duplicates(df)"</text:p>
          </table:table-cell>
          <table:table-cell table:number-columns-repeated="1012"/>
        </table:table-row>
        <table:table-row table:style-name="ro1">
          <table:table-cell table:style-name="ce2" table:formula="of:=[.A32]+1" office:value-type="float" office:value="32" calcext:value-type="float">
            <text:p>32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rop NaN:</text:p>
          </table:table-cell>
          <table:table-cell office:value-type="string" calcext:value-type="string">
            <text:p>"df, drop_cols = drop_na(df, threshold_NaN)"</text:p>
          </table:table-cell>
          <table:table-cell table:number-columns-repeated="1012"/>
        </table:table-row>
        <table:table-row table:style-name="ro1">
          <table:table-cell table:style-name="ce2" table:formula="of:=[.A33]+1" office:value-type="float" office:value="33" calcext:value-type="float">
            <text:p>33</text:p>
          </table:table-cell>
          <table:table-cell office:value-type="string" calcext:value-type="string">
            <text:p>NP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t of dropped columns: NaN</text:p>
          </table:table-cell>
          <table:table-cell office:value-type="string" calcext:value-type="string">
            <text:p>"dropped_cols = np.unique(np.concatenate((drop_cols, user_drop_cols)))"</text:p>
          </table:table-cell>
          <table:table-cell table:number-columns-repeated="1012"/>
        </table:table-row>
        <table:table-row table:style-name="ro1">
          <table:table-cell table:style-name="ce2" table:formula="of:=[.A34]+1" office:value-type="float" office:value="34" calcext:value-type="float">
            <text:p>3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display(dropped_cols)"</text:p>
          </table:table-cell>
          <table:table-cell table:number-columns-repeated="1012"/>
        </table:table-row>
        <table:table-row table:style-name="ro1">
          <table:table-cell table:style-name="ce2" table:formula="of:=[.A35]+1" office:value-type="float" office:value="35" calcext:value-type="float">
            <text:p>3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Encoding data:</text:p>
          </table:table-cell>
          <table:table-cell office:value-type="string" calcext:value-type="string">
            <text:p>"df, encoded_cols = encoding(df, threshold_cat, target_col)"</text:p>
          </table:table-cell>
          <table:table-cell table:number-columns-repeated="1012"/>
        </table:table-row>
        <table:table-row table:style-name="ro1">
          <table:table-cell table:style-name="ce2" table:formula="of:=[.A36]+1" office:value-type="float" office:value="36" calcext:value-type="float">
            <text:p>36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Imputing NaN using IterativeImputer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37]+1" office:value-type="float" office:value="37" calcext:value-type="float">
            <text:p>3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visualizer = MissingValuesBar(features=df.select_dtypes(include=np.number).columns.tolist())\nvisualizer.fit(df.select_dtypes(include=np.number))\nvisualizer.show();"</text:p>
          </table:table-cell>
          <table:table-cell table:number-columns-repeated="1012"/>
        </table:table-row>
        <table:table-row table:style-name="ro1">
          <table:table-cell table:style-name="ce2" table:formula="of:=[.A38]+1" office:value-type="float" office:value="38" calcext:value-type="float">
            <text:p>38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Imputation</text:p>
          </table:table-cell>
          <table:table-cell table:style-name="ce13" office:value-type="string" calcext:value-type="string">
            <text:p>"df = imputation(df)"</text:p>
          </table:table-cell>
          <table:table-cell table:number-columns-repeated="1012"/>
        </table:table-row>
        <table:table-row table:style-name="ro1">
          <table:table-cell table:style-name="ce2" table:formula="of:=[.A39]+1" office:value-type="float" office:value="39" calcext:value-type="float">
            <text:p>3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Data compression:</text:p>
          </table:table-cell>
          <table:table-cell office:value-type="string" calcext:value-type="string">
            <text:p>"df = downcast_dtypes(df)"</text:p>
          </table:table-cell>
          <table:table-cell table:number-columns-repeated="1012"/>
        </table:table-row>
        <table:table-row table:style-name="ro1">
          <table:table-cell table:style-name="ce2" table:formula="of:=[.A40]+1" office:value-type="float" office:value="40" calcext:value-type="float">
            <text:p>4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Dataframe structure after compression</text:p>
          </table:table-cell>
          <table:table-cell office:value-type="string" calcext:value-type="string">
            <text:p>"plot_dataframe_structure(df)"</text:p>
          </table:table-cell>
          <table:table-cell table:number-columns-repeated="1012"/>
        </table:table-row>
        <table:table-row table:style-name="ro1">
          <table:table-cell table:style-name="ce2" table:formula="of:=[.A41]+1" office:value-type="float" office:value="41" calcext:value-type="float">
            <text:p>41</text:p>
          </table:table-cell>
          <table:table-cell office:value-type="string" calcext:value-type="string">
            <text:p>PD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Outliers:</text:p>
          </table:table-cell>
          <table:table-cell office:value-type="string" calcext:value-type="string">
            <text:p>"df = outliers(df, threshold_Z)"</text:p>
          </table:table-cell>
          <table:table-cell table:number-columns-repeated="1012"/>
        </table:table-row>
        <table:table-row table:style-name="ro1">
          <table:table-cell table:style-name="ce2" table:formula="of:=[.A42]+1" office:value-type="float" office:value="42" calcext:value-type="float">
            <text:p>42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43]+1" office:value-type="float" office:value="43" calcext:value-type="float">
            <text:p>43</text:p>
          </table:table-cell>
          <table:table-cell office:value-type="string" calcext:value-type="string">
            <text:p>SN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lotting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44]+1" office:value-type="float" office:value="44" calcext:value-type="float">
            <text:p>44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Ranking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45]+1" office:value-type="float" office:value="45" calcext:value-type="float">
            <text:p>4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1D </text:p>
          </table:table-cell>
          <table:table-cell office:value-type="string" calcext:value-type="string">
            <text:p>"rank1d(df);"</text:p>
          </table:table-cell>
          <table:table-cell table:number-columns-repeated="1012"/>
        </table:table-row>
        <table:table-row table:style-name="ro1">
          <table:table-cell table:style-name="ce2" table:formula="of:=[.A46]+1" office:value-type="float" office:value="46" calcext:value-type="float">
            <text:p>46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Ranking 2D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47]+1" office:value-type="float" office:value="47" calcext:value-type="float">
            <text:p>47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Pearson</text:p>
          </table:table-cell>
          <table:table-cell table:style-name="ce13" office:value-type="string" calcext:value-type="string">
            <text:p>"rank2d(df, algorithm='pearson');"</text:p>
          </table:table-cell>
          <table:table-cell table:number-columns-repeated="1012"/>
        </table:table-row>
        <table:table-row table:style-name="ro1">
          <table:table-cell table:style-name="ce2" table:formula="of:=[.A48]+1" office:value-type="float" office:value="48" calcext:value-type="float">
            <text:p>48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based on covariance</text:p>
          </table:table-cell>
          <table:table-cell table:style-name="ce13" office:value-type="string" calcext:value-type="string">
            <text:p>"rank2d(df, algorithm='covariance');"</text:p>
          </table:table-cell>
          <table:table-cell table:number-columns-repeated="1012"/>
        </table:table-row>
        <table:table-row table:style-name="ro1">
          <table:table-cell table:style-name="ce2" table:formula="of:=[.A49]+1" office:value-type="float" office:value="49" calcext:value-type="float">
            <text:p>49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Spearman</text:p>
          </table:table-cell>
          <table:table-cell table:style-name="ce13" office:value-type="string" calcext:value-type="string">
            <text:p>"rank2d(df, algorithm='spearman');"</text:p>
          </table:table-cell>
          <table:table-cell table:number-columns-repeated="1012"/>
        </table:table-row>
        <table:table-row table:style-name="ro1">
          <table:table-cell table:style-name="ce2" table:formula="of:=[.A50]+1" office:value-type="float" office:value="50" calcext:value-type="float">
            <text:p>50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Ranking 2D according to Kendalltau</text:p>
          </table:table-cell>
          <table:table-cell table:style-name="ce13" office:value-type="string" calcext:value-type="string">
            <text:p>"rank2d(df, algorithm='kendalltau');"</text:p>
          </table:table-cell>
          <table:table-cell table:number-columns-repeated="1012"/>
        </table:table-row>
        <table:table-row table:style-name="ro1">
          <table:table-cell table:style-name="ce2" table:formula="of:=[.A51]+1" office:value-type="float" office:value="51" calcext:value-type="float">
            <text:p>51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orrelation</text:p>
          </table:table-cell>
          <table:table-cell table:style-name="ce13" office:value-type="string" calcext:value-type="string">
            <text:p>"corr = df.corr() \ncorr.style.background_gradient(cmap='coolwarm')"</text:p>
          </table:table-cell>
          <table:table-cell table:number-columns-repeated="1012"/>
        </table:table-row>
        <table:table-row table:style-name="ro1">
          <table:table-cell table:style-name="ce2" table:formula="of:=[.A52]+1" office:value-type="float" office:value="52" calcext:value-type="float">
            <text:p>52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correlated_features = correlated_columns(df, threshold_corr, target_col) \ndropped_cols = np.unique(np.concatenate((drop_cols, correlated_features)))"</text:p>
          </table:table-cell>
          <table:table-cell table:number-columns-repeated="1012"/>
        </table:table-row>
        <table:table-row table:style-name="ro1">
          <table:table-cell table:style-name="ce2" table:formula="of:=[.A53]+1" office:value-type="float" office:value="53" calcext:value-type="float">
            <text:p>53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"y = df[target_col]"</text:p>
          </table:table-cell>
          <table:table-cell table:number-columns-repeated="1012"/>
        </table:table-row>
        <table:table-row table:style-name="ro1">
          <table:table-cell table:style-name="ce2" table:formula="of:=[.A54]+1" office:value-type="float" office:value="54" calcext:value-type="float">
            <text:p>54</text:p>
          </table:table-cell>
          <table:table-cell office:value-type="string" calcext:value-type="string">
            <text:p>PD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2"/>
        </table:table-row>
        <table:table-row table:style-name="ro1">
          <table:table-cell table:style-name="ce2" table:formula="of:=[.A55]+1" office:value-type="float" office:value="55" calcext:value-type="float">
            <text:p>55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Yellow Bricks</text:p>
          </table:table-cell>
          <table:table-cell office:value-type="string" calcext:value-type="string">
            <text:p>"feature_correlation(X, y);"</text:p>
          </table:table-cell>
          <table:table-cell table:number-columns-repeated="1012"/>
        </table:table-row>
        <table:table-row table:style-name="ro1">
          <table:table-cell table:style-name="ce2" table:formula="of:=[.A56]+1" office:value-type="float" office:value="56" calcext:value-type="float">
            <text:p>5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classification');"</text:p>
          </table:table-cell>
          <table:table-cell table:number-columns-repeated="1012"/>
        </table:table-row>
        <table:table-row table:style-name="ro1">
          <table:table-cell table:style-name="ce2" table:formula="of:=[.A57]+1" office:value-type="float" office:value="57" calcext:value-type="float">
            <text:p>5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"feature_correlation(X, y, method='mutual_info-regression');"</text:p>
          </table:table-cell>
          <table:table-cell table:number-columns-repeated="1012"/>
        </table:table-row>
        <table:table-row table:style-name="ro1">
          <table:table-cell table:style-name="ce2" table:formula="of:=[.A58]+1" office:value-type="float" office:value="58" calcext:value-type="float">
            <text:p>58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classification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class(df, target_col)"</text:p>
          </table:table-cell>
          <table:table-cell table:number-columns-repeated="1012"/>
        </table:table-row>
        <table:table-row table:style-name="ro1">
          <table:table-cell table:style-name="ce2" table:formula="of:=[.A59]+1" office:value-type="float" office:value="59" calcext:value-type="float">
            <text:p>59</text:p>
          </table:table-cell>
          <table:table-cell office:value-type="string" calcext:value-type="string">
            <text:p>SNS</text:p>
          </table:table-cell>
          <table:table-cell office:value-type="string" calcext:value-type="string">
            <text:p>regression</text:p>
          </table:table-cell>
          <table:table-cell table:number-columns-repeated="9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Correlation with Seaborn</text:p>
          </table:table-cell>
          <table:table-cell office:value-type="string" calcext:value-type="string">
            <text:p>"plot_sns_corr_regre(df, target_col)"</text:p>
          </table:table-cell>
          <table:table-cell table:number-columns-repeated="1012"/>
        </table:table-row>
        <table:table-row table:style-name="ro1">
          <table:table-cell table:style-name="ce2" table:formula="of:=[.A60]+1" office:value-type="float" office:value="60" calcext:value-type="float">
            <text:p>60</text:p>
          </table:table-cell>
          <table:table-cell office:value-type="string" calcext:value-type="string">
            <text:p>SN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#</text:p>
          </table:table-cell>
          <table:table-cell office:value-type="string" calcext:value-type="string">
            <text:p>Heatmap with Seaborn</text:p>
          </table:table-cell>
          <table:table-cell office:value-type="string" calcext:value-type="string">
            <text:p>"plt.figure()\nsns.heatmap(df.corr())\nplt.show()"</text:p>
          </table:table-cell>
          <table:table-cell table:number-columns-repeated="1012"/>
        </table:table-row>
        <table:table-row table:style-name="ro1">
          <table:table-cell table:style-name="ce2" table:formula="of:=[.A61]+1" office:value-type="float" office:value="61" calcext:value-type="float">
            <text:p>61</text:p>
          </table:table-cell>
          <table:table-cell office:value-type="string" calcext:value-type="string">
            <text:p>YB</text:p>
          </table:table-cell>
          <table:table-cell table:number-columns-repeated="5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eature importance (a priori)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62]+1" office:value-type="float" office:value="62" calcext:value-type="float">
            <text:p>6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Classifier(), X, y);"</text:p>
          </table:table-cell>
          <table:table-cell table:number-columns-repeated="1012"/>
        </table:table-row>
        <table:table-row table:style-name="ro1">
          <table:table-cell table:style-name="ce2" table:formula="of:=[.A63]+1" office:value-type="float" office:value="63" calcext:value-type="float">
            <text:p>6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decision tree</text:p>
          </table:table-cell>
          <table:table-cell office:value-type="string" calcext:value-type="string">
            <text:p>"feature_importances(DecisionTreeRegressor(), X, y);"</text:p>
          </table:table-cell>
          <table:table-cell table:number-columns-repeated="1012"/>
        </table:table-row>
        <table:table-row table:style-name="ro1">
          <table:table-cell table:style-name="ce2" table:formula="of:=[.A64]+1" office:value-type="float" office:value="64" calcext:value-type="float">
            <text:p>6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2"/>
        </table:table-row>
        <table:table-row table:style-name="ro1">
          <table:table-cell table:style-name="ce2" table:formula="of:=[.A65]+1" office:value-type="float" office:value="65" calcext:value-type="float">
            <text:p>6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small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2"/>
        </table:table-row>
        <table:table-row table:style-name="ro1">
          <table:table-cell table:style-name="ce2" table:formula="of:=[.A66]+1" office:value-type="float" office:value="66" calcext:value-type="float">
            <text:p>6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decision tree</text:p>
          </table:table-cell>
          <table:table-cell office:value-type="string" calcext:value-type="string">
            <text:p><text:span text:style-name="T1">"feature_importances(RandomForestClassifier(criterion='gini', n_estimators=50)</text:span>, X, y);"</text:p>
          </table:table-cell>
          <table:table-cell table:number-columns-repeated="1012"/>
        </table:table-row>
        <table:table-row table:style-name="ro1">
          <table:table-cell table:style-name="ce2" table:formula="of:=[.A67]+1" office:value-type="float" office:value="67" calcext:value-type="float">
            <text:p>6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decision tree</text:p>
          </table:table-cell>
          <table:table-cell office:value-type="string" calcext:value-type="string">
            <text:p>"feature_importances(RandomForestRegressor(criterion='squared_error', n_estimators=50), X, y);"</text:p>
          </table:table-cell>
          <table:table-cell table:number-columns-repeated="1012"/>
        </table:table-row>
        <table:table-row table:style-name="ro1">
          <table:table-cell table:style-name="ce2" table:formula="of:=[.A68]+1" office:value-type="float" office:value="68" calcext:value-type="float">
            <text:p>6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According to logistic regression</text:p>
          </table:table-cell>
          <table:table-cell office:value-type="string" calcext:value-type="string">
            <text:p>"feature_importances(LogisticRegression(penalty='elasticnet', solver='saga', l1_ratio=0.5), X, y);"</text:p>
          </table:table-cell>
          <table:table-cell table:number-columns-repeated="1012"/>
        </table:table-row>
        <table:table-row table:style-name="ro1">
          <table:table-cell table:style-name="ce2" table:formula="of:=[.A69]+1" office:value-type="float" office:value="69" calcext:value-type="float">
            <text:p>6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large</text:p>
          </table:table-cell>
          <table:table-cell table:number-columns-repeated="3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13" office:value-type="string" calcext:value-type="string">
            <text:p>According to elasticnet regression</text:p>
          </table:table-cell>
          <table:table-cell office:value-type="string" calcext:value-type="string">
            <text:p>"feature_importances(ElasticNet(alpha=0.01, l1_ratio=0.5), X, y);"</text:p>
          </table:table-cell>
          <table:table-cell table:number-columns-repeated="1012"/>
        </table:table-row>
        <table:table-row table:style-name="ro1">
          <table:table-cell table:style-name="ce2" table:formula="of:=[.A70]+1"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PCA</text:p>
          </table:table-cell>
          <table:table-cell office:value-type="string" calcext:value-type="string">
            <text:p>"pca_decomposition(X, y.astype(int), projection=3);"</text:p>
          </table:table-cell>
          <table:table-cell table:number-columns-repeated="1012"/>
        </table:table-row>
        <table:table-row table:style-name="ro1">
          <table:table-cell table:style-name="ce2" table:formula="of:=[.A71]+1" office:value-type="float" office:value="71" calcext:value-type="float">
            <text:p>7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Class balancing</text:p>
          </table:table-cell>
          <table:table-cell office:value-type="string" calcext:value-type="string">
            <text:p>"class_balance(y)\nprint('Entropy = ', shannon_entropy(y))"</text:p>
          </table:table-cell>
          <table:table-cell table:number-columns-repeated="1012"/>
        </table:table-row>
        <table:table-row table:style-name="ro1">
          <table:table-cell table:style-name="ce2" table:formula="of:=[.A72]+1" office:value-type="float" office:value="72" calcext:value-type="float">
            <text:p>72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columns that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2"/>
        </table:table-row>
        <table:table-row table:style-name="ro1">
          <table:table-cell table:style-name="ce2" table:formula="of:=[.A73]+1" office:value-type="float" office:value="73" calcext:value-type="float">
            <text:p>73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Splittings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74]+1" office:value-type="float" office:value="74" calcext:value-type="float">
            <text:p>7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f = df_copy"</text:p>
          </table:table-cell>
          <table:table-cell table:number-columns-repeated="1012"/>
        </table:table-row>
        <table:table-row table:style-name="ro1">
          <table:table-cell table:style-name="ce2" table:formula="of:=[.A75]+1" office:value-type="float" office:value="75" calcext:value-type="float">
            <text:p>75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table:style-name="ce13" office:value-type="string" calcext:value-type="string">
            <text:p>Splitting dataframe in features and targets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76]+1" office:value-type="float" office:value="76" calcext:value-type="float">
            <text:p>7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y = df[target_col]"</text:p>
          </table:table-cell>
          <table:table-cell table:number-columns-repeated="1012"/>
        </table:table-row>
        <table:table-row table:style-name="ro1">
          <table:table-cell table:style-name="ce2" table:formula="of:=[.A77]+1" office:value-type="float" office:value="77" calcext:value-type="float">
            <text:p>7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"X = df.drop(target_col, axis=1)"</text:p>
          </table:table-cell>
          <table:table-cell table:number-columns-repeated="1012"/>
        </table:table-row>
        <table:table-row table:style-name="ro1">
          <table:table-cell table:style-name="ce2" table:formula="of:=[.A78]+1" office:value-type="float" office:value="78" calcext:value-type="float">
            <text:p>78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Dimensions</text:p>
          </table:table-cell>
          <table:table-cell table:style-name="ce13" office:value-type="string" calcext:value-type="string">
            <text:p>"nb_features = len(X.columns.tolist())"</text:p>
          </table:table-cell>
          <table:table-cell table:number-columns-repeated="1012"/>
        </table:table-row>
        <table:table-row table:style-name="ro1">
          <table:table-cell table:style-name="ce2" table:formula="of:=[.A79]+1" office:value-type="float" office:value="79" calcext:value-type="float">
            <text:p>7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9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b_targets = len(y.unique())"</text:p>
          </table:table-cell>
          <table:table-cell table:number-columns-repeated="1012"/>
        </table:table-row>
        <table:table-row table:style-name="ro1">
          <table:table-cell table:style-name="ce2" table:formula="of:=[.A80]+1" office:value-type="float" office:value="80" calcext:value-type="float">
            <text:p>8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9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nb_targets = </text:span>1"</text:p>
          </table:table-cell>
          <table:table-cell table:number-columns-repeated="1012"/>
        </table:table-row>
        <table:table-row table:style-name="ro1">
          <table:table-cell table:style-name="ce2" table:formula="of:=[.A81]+1" office:value-type="float" office:value="81" calcext:value-type="float">
            <text:p>81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layer_size = nb_features + nb_targets</text:span> + 2"</text:p>
          </table:table-cell>
          <table:table-cell table:number-columns-repeated="1012"/>
        </table:table-row>
        <table:table-row table:style-name="ro1">
          <table:table-cell table:style-name="ce2" table:formula="of:=[.A82]+1" office:value-type="float" office:value="82" calcext:value-type="float">
            <text:p>82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plitting data in train and test sets </text:p>
          </table:table-cell>
          <table:table-cell table:style-name="ce13" office:value-type="string" calcext:value-type="string">
            <text:p><text:span text:style-name="T1">"X_train, X_test, y_train, y_test = split(X, y, test_size=test_size, threshold_entropy=threshold_entropy, undersampling= undersampling, undersampler= undersampler, random_state = random_state</text:span>)"</text:p>
          </table:table-cell>
          <table:table-cell table:number-columns-repeated="1012"/>
        </table:table-row>
        <table:table-row table:style-name="ro1">
          <table:table-cell table:style-name="ce2" table:formula="of:=[.A83]+1" office:value-type="float" office:value="83" calcext:value-type="float">
            <text:p>83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classification</text:p>
          </table:table-cell>
          <table:table-cell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Encoding</text:p>
          </table:table-cell>
          <table:table-cell table:style-name="Default" office:value-type="string" calcext:value-type="string">
            <text:p>"target_encoder = LabelEncoder() \ny_train = pd.Series(target_encoder.fit_transform(y_train)) \ny_test = pd.Series(target_encoder.transform(y_test))"</text:p>
          </table:table-cell>
          <table:table-cell table:number-columns-repeated="1012"/>
        </table:table-row>
        <table:table-row table:style-name="ro1">
          <table:table-cell table:style-name="ce2" table:formula="of:=[.A84]+1" office:value-type="float" office:value="84" calcext:value-type="float">
            <text:p>84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l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85]+1" office:value-type="float" office:value="85" calcext:value-type="float">
            <text:p>85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Model build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86]+1" office:value-type="float" office:value="86" calcext:value-type="float">
            <text:p>86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ipeline building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87]+1" office:value-type="float" office:value="87" calcext:value-type="float">
            <text:p>87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Select the categorical and numerical columns</text:p>
          </table:table-cell>
          <table:table-cell table:style-name="ce13" office:value-type="string" calcext:value-type="string">
            <text:p>"cat_selector = make_column_selector(dtype_include=object)"</text:p>
          </table:table-cell>
          <table:table-cell table:number-columns-repeated="1012"/>
        </table:table-row>
        <table:table-row table:style-name="ro1">
          <table:table-cell table:style-name="ce2" table:formula="of:=[.A88]+1" office:value-type="float" office:value="88" calcext:value-type="float">
            <text:p>88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selector = make_column_selector(dtype_include=np.number)"</text:p>
          </table:table-cell>
          <table:table-cell table:number-columns-repeated="1012"/>
        </table:table-row>
        <table:table-row table:style-name="ro1">
          <table:table-cell table:style-name="ce2" table:formula="of:=[.A89]+1" office:value-type="float" office:value="89" calcext:value-type="float">
            <text:p>89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or models based on tree</text:p>
          </table:table-cell>
          <table:table-cell table:style-name="ce13" office:value-type="string" calcext:value-type="string">
            <text:p><text:span text:style-name="T1">"cat_tree_processor = make_pipeline(SimpleImputer(strategy='most_frequent'), OrdinalEncoder(handle_unknown='use_encoded_value', unknown_value=-1))</text:span>"</text:p>
          </table:table-cell>
          <table:table-cell table:number-columns-repeated="1012"/>
        </table:table-row>
        <table:table-row table:style-name="ro1">
          <table:table-cell table:style-name="ce2" table:formula="of:=[.A90]+1" office:value-type="float" office:value="90" calcext:value-type="float">
            <text:p>90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tree_processor = make_pipeline(IterativeImputer(random_state=0, add_indicator=True))"</text:p>
          </table:table-cell>
          <table:table-cell table:number-columns-repeated="1012"/>
        </table:table-row>
        <table:table-row table:style-name="ro1">
          <table:table-cell table:style-name="ce2" table:formula="of:=[.A91]+1" office:value-type="float" office:value="91" calcext:value-type="float">
            <text:p>91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tree_preprocessor = make_pipeline(make_column_transformer((num_tree_processor, num_selector), (cat_tree_processor, cat_selector)), Decorrelator(threshold_corr))"</text:p>
          </table:table-cell>
          <table:table-cell table:number-columns-repeated="1012"/>
        </table:table-row>
        <table:table-row table:style-name="ro1">
          <table:table-cell table:style-name="ce2" table:formula="of:=[.A92]+1" office:value-type="float" office:value="92" calcext:value-type="float">
            <text:p>92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or models not based on tree</text:p>
          </table:table-cell>
          <table:table-cell table:style-name="ce13" office:value-type="string" calcext:value-type="string">
            <text:p><text:span text:style-name="T1">"cat_ntree_processor = make_pipeline(SimpleImputer(strategy='most_frequent'), OneHotEncoder(handle_unknown='ignore', sparse=False))</text:span>"</text:p>
          </table:table-cell>
          <table:table-cell table:number-columns-repeated="1012"/>
        </table:table-row>
        <table:table-row table:style-name="ro1">
          <table:table-cell table:style-name="ce2" table:formula="of:=[.A93]+1" office:value-type="float" office:value="93" calcext:value-type="float">
            <text:p>93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um_ntree_processor = make_pipeline(IterativeImputer(random_state=0, add_indicator=True), StandardScaler())"</text:p>
          </table:table-cell>
          <table:table-cell table:number-columns-repeated="1012"/>
        </table:table-row>
        <table:table-row table:style-name="ro1">
          <table:table-cell table:style-name="ce2" table:formula="of:=[.A94]+1" office:value-type="float" office:value="94" calcext:value-type="float">
            <text:p>94</text:p>
          </table:table-cell>
          <table:table-cell office:value-type="string" calcext:value-type="string">
            <text:p>PIP</text:p>
          </table:table-cell>
          <table:table-cell table:number-columns-repeated="4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ntree_preprocessor = make_pipeline(make_column_transformer((num_ntree_processor, num_selector), (cat_ntree_processor, cat_selector)), Decorrelator(threshold_corr))"</text:p>
          </table:table-cell>
          <table:table-cell table:number-columns-repeated="1012"/>
        </table:table-row>
        <table:table-row table:style-name="ro1">
          <table:table-cell table:style-name="ce2" table:formula="of:=[.A95]+1" office:value-type="float" office:value="95" calcext:value-type="float">
            <text:p>95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Keras neural network definition</text:p>
          </table:table-cell>
          <table:table-cell table:style-name="ce13" office:value-type="string" calcext:value-type="string">
            <text:p>keras_nn(problem_type)</text:p>
          </table:table-cell>
          <table:table-cell table:number-columns-repeated="1012"/>
        </table:table-row>
        <table:table-row table:style-name="ro1">
          <table:table-cell table:style-name="ce2" table:formula="of:=[.A96]+1" office:value-type="float" office:value="96" calcext:value-type="float">
            <text:p>96</text:p>
          </table:table-cell>
          <table:table-cell office:value-type="string" calcext:value-type="string">
            <text:p>KER</text:p>
          </table:table-cell>
          <table:table-cell table:number-columns-repeated="2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Early Stopping</text:p>
          </table:table-cell>
          <table:table-cell table:style-name="ce13" office:value-type="string" calcext:value-type="string">
            <text:p>"es = EarlyStopping(monitor='val_loss', mode='auto', verbose=1, patience=20)"</text:p>
          </table:table-cell>
          <table:table-cell table:number-columns-repeated="1012"/>
        </table:table-row>
        <table:table-row table:style-name="ro1">
          <table:table-cell table:style-name="ce2" table:formula="of:=[.A97]+1" office:value-type="float" office:value="97" calcext:value-type="float">
            <text:p>97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K_C = KerasClassifier(K_Class, batch_size=64, epochs=2000, callbacks=[es], validation_split=0.1</text:span>, verbose=1) \nK_C._estimator_type = 'classifier'"</text:p>
          </table:table-cell>
          <table:table-cell table:number-columns-repeated="1012"/>
        </table:table-row>
        <table:table-row table:style-name="ro1">
          <table:table-cell table:style-name="ce2" table:formula="of:=[.A98]+1" office:value-type="float" office:value="98" calcext:value-type="float">
            <text:p>98</text:p>
          </table:table-cell>
          <table:table-cell office:value-type="string" calcext:value-type="string">
            <text:p>KER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<text:span text:style-name="T1">"K_R = KerasRegressor(K_Regre, batch_size=64, epochs=2000, callbacks=[es], validation_split=0.1</text:span>, verbose=1) \nK_R._estimator_type = 'regressor'"</text:p>
          </table:table-cell>
          <table:table-cell table:number-columns-repeated="1012"/>
        </table:table-row>
        <table:table-row table:style-name="ro1">
          <table:table-cell table:style-name="ce2" table:formula="of:=[.A99]+1" office:value-type="float" office:value="99" calcext:value-type="float">
            <text:p>99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0 models</text:p>
          </table:table-cell>
          <table:table-cell office:value-type="string" calcext:value-type="string">
            <text:p>pipe_level_0(pd_level_0)</text:p>
          </table:table-cell>
          <table:table-cell table:number-columns-repeated="1012"/>
        </table:table-row>
        <table:table-row table:style-name="ro1">
          <table:table-cell table:style-name="ce2" table:formula="of:=[.A100]+1" office:value-type="float" office:value="100" calcext:value-type="float">
            <text:p>10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inearRegression()</text:span>"</text:p>
          </table:table-cell>
          <table:table-cell table:number-columns-repeated="1012"/>
        </table:table-row>
        <table:table-row table:style-name="ro1">
          <table:table-cell table:style-name="ce2" table:formula="of:=[.A101]+1" office:value-type="float" office:value="101" calcext:value-type="float">
            <text:p>10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ogisticRegression(random_state = random_state</text:span>)"</text:p>
          </table:table-cell>
          <table:table-cell table:number-columns-repeated="1012"/>
        </table:table-row>
        <table:table-row table:style-name="ro1">
          <table:table-cell table:style-name="ce2" table:formula="of:=[.A102]+1" office:value-type="float" office:value="102" calcext:value-type="float">
            <text:p>10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12"/>
        </table:table-row>
        <table:table-row table:style-name="ro1">
          <table:table-cell table:style-name="ce2" table:formula="of:=[.A103]+1" office:value-type="float" office:value="103" calcext:value-type="float">
            <text:p>10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12"/>
        </table:table-row>
        <table:table-row table:style-name="ro1">
          <table:table-cell table:style-name="ce2" table:formula="of:=[.A104]+1" office:value-type="float" office:value="104" calcext:value-type="float">
            <text:p>10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ElasticNetCV(cv=5, n_jobs=-1, random_state = random_state)</text:span>"</text:p>
          </table:table-cell>
          <table:table-cell table:number-columns-repeated="1012"/>
        </table:table-row>
        <table:table-row table:style-name="ro1">
          <table:table-cell table:style-name="ce2" table:formula="of:=[.A105]+1" office:value-type="float" office:value="105" calcext:value-type="float">
            <text:p>10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Level-1 model</text:p>
          </table:table-cell>
          <table:table-cell office:value-type="string" calcext:value-type="string">
            <text:p><text:span text:style-name="T1">"level_1 = LogisticRegressionCV(cv=5, solver='saga', penalty='elasticnet', l1_ratios=[0.1, 0.5, 0.9], n_jobs=-1, random_state = random_state</text:span>)"</text:p>
          </table:table-cell>
          <table:table-cell table:number-columns-repeated="1012"/>
        </table:table-row>
        <table:table-row table:style-name="ro1">
          <table:table-cell table:style-name="ce2" table:formula="of:=[.A106]+1" office:value-type="float" office:value="106" calcext:value-type="float">
            <text:p>10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, n_jobs=-1)"</text:p>
          </table:table-cell>
          <table:table-cell table:number-columns-repeated="1012"/>
        </table:table-row>
        <table:table-row table:style-name="ro1">
          <table:table-cell table:style-name="ce2" table:formula="of:=[.A107]+1" office:value-type="float" office:value="107" calcext:value-type="float">
            <text:p>10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Stacking for regression</text:p>
          </table:table-cell>
          <table:table-cell table:style-name="ce13" office:value-type="string" calcext:value-type="string">
            <text:p>"model = StackingRegressor(level_0, final_estimator=level_1)"</text:p>
          </table:table-cell>
          <table:table-cell table:number-columns-repeated="1012"/>
        </table:table-row>
        <table:table-row table:style-name="ro1">
          <table:table-cell table:style-name="ce2" table:formula="of:=[.A108]+1" office:value-type="float" office:value="108" calcext:value-type="float">
            <text:p>10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, n_jobs=-1)"</text:p>
          </table:table-cell>
          <table:table-cell table:number-columns-repeated="1012"/>
        </table:table-row>
        <table:table-row table:style-name="ro1">
          <table:table-cell table:style-name="ce2" table:formula="of:=[.A109]+1" office:value-type="float" office:value="109" calcext:value-type="float">
            <text:p>10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Stacking for classification</text:p>
          </table:table-cell>
          <table:table-cell table:style-name="ce13" office:value-type="string" calcext:value-type="string">
            <text:p>"model = StackingClassifier(level_0, final_estimator=level_1)"</text:p>
          </table:table-cell>
          <table:table-cell table:number-columns-repeated="1012"/>
        </table:table-row>
        <table:table-row table:style-name="ro1">
          <table:table-cell table:style-name="ce2" table:formula="of:=[.A110]+1" office:value-type="float" office:value="110" calcext:value-type="float">
            <text:p>11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2"/>
        </table:table-row>
        <table:table-row table:style-name="ro1">
          <table:table-cell table:style-name="ce2" table:formula="of:=[.A111]+1" office:value-type="float" office:value="111" calcext:value-type="float">
            <text:p>111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evaluation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12]+1" office:value-type="float" office:value="112" calcext:value-type="float">
            <text:p>112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scoring</text:p>
          </table:table-cell>
          <table:table-cell office:value-type="string" calcext:value-type="string">
            <text:p>"score_stack, mod_imp_score = score_stacking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13]+1" office:value-type="float" office:value="113" calcext:value-type="float">
            <text:p>11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ROC/AUC</text:p>
          </table:table-cell>
          <table:table-cell table:style-name="ce13" office:value-type="string" calcext:value-type="string">
            <text:p>"classes = y.unique()" </text:p>
          </table:table-cell>
          <table:table-cell table:number-columns-repeated="1012"/>
        </table:table-row>
        <table:table-row table:style-name="ro1">
          <table:table-cell table:style-name="ce2" table:formula="of:=[.A114]+1" office:value-type="float" office:value="114" calcext:value-type="float">
            <text:p>11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roc_auc(model, X_train, y_train, X_test = X_test, y_test = y_test, classes = classes);"</text:p>
          </table:table-cell>
          <table:table-cell table:number-columns-repeated="1012"/>
        </table:table-row>
        <table:table-row table:style-name="ro1">
          <table:table-cell table:style-name="ce2" table:formula="of:=[.A115]+1" office:value-type="float" office:value="115" calcext:value-type="float">
            <text:p>115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2"/>
        </table:table-row>
        <table:table-row table:style-name="ro1">
          <table:table-cell table:style-name="ce2" table:formula="of:=[.A116]+1" office:value-type="float" office:value="116" calcext:value-type="float">
            <text:p>116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2" table:formula="of:=[.A117]+1" office:value-type="float" office:value="117" calcext:value-type="float">
            <text:p>117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2" table:formula="of:=[.A118]+1" office:value-type="float" office:value="118" calcext:value-type="float">
            <text:p>118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2"/>
        </table:table-row>
        <table:table-row table:style-name="ro1">
          <table:table-cell table:style-name="ce2" table:formula="of:=[.A119]+1" office:value-type="float" office:value="119" calcext:value-type="float">
            <text:p>11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2"/>
        </table:table-row>
        <table:table-row table:style-name="ro1">
          <table:table-cell table:style-name="ce2" table:formula="of:=[.A120]+1" office:value-type="float" office:value="120" calcext:value-type="float">
            <text:p>12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21]+1" office:value-type="float" office:value="121" calcext:value-type="float">
            <text:p>12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22]+1" office:value-type="float" office:value="122" calcext:value-type="float">
            <text:p>12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23]+1" office:value-type="float" office:value="123" calcext:value-type="float">
            <text:p>123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24]+1" office:value-type="float" office:value="124" calcext:value-type="float">
            <text:p>12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Model importance</text:p>
          </table:table-cell>
          <table:table-cell office:value-type="string" calcext:value-type="string">
            <text:p><text:span text:style-name="T1">"model_imp = plot_model_importance(model, level_1_model</text:span>)"</text:p>
          </table:table-cell>
          <table:table-cell table:number-columns-repeated="1012"/>
        </table:table-row>
        <table:table-row table:style-name="ro1">
          <table:table-cell table:style-name="ce2" table:formula="of:=[.A125]+1" office:value-type="float" office:value="125" calcext:value-type="float">
            <text:p>125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eature permutation importance (a posteriori)</text:p>
          </table:table-cell>
          <table:table-cell table:style-name="ce13" office:value-type="string" calcext:value-type="string">
            <text:p>"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2" table:formula="of:=[.A126]+1" office:value-type="float" office:value="126" calcext:value-type="float">
            <text:p>126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27]+1" office:value-type="float" office:value="127" calcext:value-type="float">
            <text:p>127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eatures of interest</text:p>
          </table:table-cell>
          <table:table-cell office:value-type="string" calcext:value-type="string">
            <text:p><text:span text:style-name="T1">"features_of_interest = " + str(features_of_interest</text:span>)</text:p>
          </table:table-cell>
          <table:table-cell table:number-columns-repeated="1012"/>
        </table:table-row>
        <table:table-row table:style-name="ro1">
          <table:table-cell table:style-name="ce2" table:formula="of:=[.A128]+1" office:value-type="float" office:value="128" calcext:value-type="float">
            <text:p>128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plot_partial_dependence(model, X_test, features_of_interest, CPU)"</text:p>
          </table:table-cell>
          <table:table-cell table:number-columns-repeated="1012"/>
        </table:table-row>
        <table:table-row table:style-name="ro1">
          <table:table-cell table:style-name="ce2" table:formula="of:=[.A129]+1" office:value-type="float" office:value="129" calcext:value-type="float">
            <text:p>129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</text:p>
          </table:table-cell>
          <table:table-cell office:value-type="string" calcext:value-type="string">
            <text:p>"threshold_model = " + str(threshold_model)</text:p>
          </table:table-cell>
          <table:table-cell table:number-columns-repeated="1012"/>
        </table:table-row>
        <table:table-row table:style-name="ro1">
          <table:table-cell table:style-name="ce2" table:formula="of:=[.A130]+1" office:value-type="float" office:value="130" calcext:value-type="float">
            <text:p>130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office:value-type="string" calcext:value-type="string">
            <text:p>"threshold_score = " + str(threshold_score)</text:p>
          </table:table-cell>
          <table:table-cell table:number-columns-repeated="1012"/>
        </table:table-row>
        <table:table-row table:style-name="ro1">
          <table:table-cell table:style-name="ce2" table:formula="of:=[.A131]+1" office:value-type="float" office:value="131" calcext:value-type="float">
            <text:p>131</text:p>
          </table:table-cell>
          <table:table-cell office:value-type="string" calcext:value-type="string">
            <text:p>PIP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ltered Level-0 models</text:p>
          </table:table-cell>
          <table:table-cell office:value-type="string" calcext:value-type="string">
            <text:p><text:span text:style-name="T1">"level_0_f = model_filtering(level_0, model_imp, threshold_model, score_stack, threshold_score)</text:span>"</text:p>
          </table:table-cell>
          <table:table-cell table:number-columns-repeated="1012"/>
        </table:table-row>
        <table:table-row table:style-name="ro1">
          <table:table-cell table:style-name="ce2" table:formula="of:=[.A132]+1" office:value-type="float" office:value="132" calcext:value-type="float">
            <text:p>13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nal Level-1 model</text:p>
          </table:table-cell>
          <table:table-cell office:value-type="string" calcext:value-type="string">
            <text:p><text:span text:style-name="T1">"level_1 = LinearRegression()</text:span>"</text:p>
          </table:table-cell>
          <table:table-cell table:number-columns-repeated="1012"/>
        </table:table-row>
        <table:table-row table:style-name="ro1">
          <table:table-cell table:style-name="ce2" table:formula="of:=[.A133]+1" office:value-type="float" office:value="133" calcext:value-type="float">
            <text:p>133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1">Final </text:span>Level-1 model</text:p>
          </table:table-cell>
          <table:table-cell office:value-type="string" calcext:value-type="string">
            <text:p><text:span text:style-name="T1">"level_1 = LogisticRegression(random_state = random_state</text:span>)"</text:p>
          </table:table-cell>
          <table:table-cell table:number-columns-repeated="1012"/>
        </table:table-row>
        <table:table-row table:style-name="ro1">
          <table:table-cell table:style-name="ce2" table:formula="of:=[.A134]+1" office:value-type="float" office:value="134" calcext:value-type="float">
            <text:p>134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nal Level-1 model</text:p>
          </table:table-cell>
          <table:table-cell office:value-type="string" calcext:value-type="string">
            <text:p><text:span text:style-name="T1">"level_1 = DecisionTreeRegressor(random_state = random_state)</text:span>"</text:p>
          </table:table-cell>
          <table:table-cell table:number-columns-repeated="1012"/>
        </table:table-row>
        <table:table-row table:style-name="ro1">
          <table:table-cell table:style-name="ce2" table:formula="of:=[.A135]+1" office:value-type="float" office:value="135" calcext:value-type="float">
            <text:p>13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6" office:value-type="string" calcext:value-type="string">
            <text:p>both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1">Final </text:span>Level-1 model</text:p>
          </table:table-cell>
          <table:table-cell office:value-type="string" calcext:value-type="string">
            <text:p><text:span text:style-name="T1">"level_1 = DecisionTreeClassifier(random_state = random_state</text:span>)"</text:p>
          </table:table-cell>
          <table:table-cell table:number-columns-repeated="1012"/>
        </table:table-row>
        <table:table-row table:style-name="ro1">
          <table:table-cell table:style-name="ce2" table:formula="of:=[.A136]+1" office:value-type="float" office:value="136" calcext:value-type="float">
            <text:p>13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1">Final </text:span>Level-1 model</text:p>
          </table:table-cell>
          <table:table-cell office:value-type="string" calcext:value-type="string">
            <text:p><text:span text:style-name="T1">"level_1 = ElasticNetCV(cv=5, n_jobs=-1, random_state = random_state)</text:span>"</text:p>
          </table:table-cell>
          <table:table-cell table:number-columns-repeated="1012"/>
        </table:table-row>
        <table:table-row table:style-name="ro1">
          <table:table-cell table:style-name="ce2" table:formula="of:=[.A137]+1" office:value-type="float" office:value="137" calcext:value-type="float">
            <text:p>13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5"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1">Final </text:span>Level-1 model</text:p>
          </table:table-cell>
          <table:table-cell office:value-type="string" calcext:value-type="string">
            <text:p><text:span text:style-name="T1">"level_1 = LogisticRegressionCV(cv=5, solver='saga', penalty='elasticnet', l1_ratios=[0.1, 0.5, 0.9], n_jobs=-1, random_state = random_state</text:span>)"</text:p>
          </table:table-cell>
          <table:table-cell table:number-columns-repeated="1012"/>
        </table:table-row>
        <table:table-row table:style-name="ro1">
          <table:table-cell table:style-name="ce2" table:formula="of:=[.A138]+1" office:value-type="float" office:value="138" calcext:value-type="float">
            <text:p>138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2" table:formula="of:=[.A139]+1" office:value-type="float" office:value="139" calcext:value-type="float">
            <text:p>139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Regressor(level_0_f, final_estimator=level_1)"</text:p>
          </table:table-cell>
          <table:table-cell table:number-columns-repeated="1012"/>
        </table:table-row>
        <table:table-row table:style-name="ro1">
          <table:table-cell table:style-name="ce2" table:formula="of:=[.A140]+1" office:value-type="float" office:value="140" calcext:value-type="float">
            <text:p>140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, n_jobs=-1)"</text:p>
          </table:table-cell>
          <table:table-cell table:number-columns-repeated="1012"/>
        </table:table-row>
        <table:table-row table:style-name="ro1">
          <table:table-cell table:style-name="ce2" table:formula="of:=[.A141]+1" office:value-type="float" office:value="141" calcext:value-type="float">
            <text:p>141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7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table:style-name="ce42" office:value-type="string" calcext:value-type="string">
            <text:p>Build final model</text:p>
          </table:table-cell>
          <table:table-cell table:style-name="ce13" office:value-type="string" calcext:value-type="string">
            <text:p>"model = StackingClassifier(level_0_f, final_estimator=level_1)"</text:p>
          </table:table-cell>
          <table:table-cell table:number-columns-repeated="1012"/>
        </table:table-row>
        <table:table-row table:style-name="ro1">
          <table:table-cell table:style-name="ce2" table:formula="of:=[.A142]+1" office:value-type="float" office:value="142" calcext:value-type="float">
            <text:p>142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fitting</text:p>
          </table:table-cell>
          <table:table-cell office:value-type="string" calcext:value-type="string">
            <text:p>"%%time \nset_config(display='diagram') \nmodel.fit(X_train, y_train)"</text:p>
          </table:table-cell>
          <table:table-cell table:number-columns-repeated="1012"/>
        </table:table-row>
        <table:table-row table:style-name="ro1">
          <table:table-cell table:style-name="ce2" table:formula="of:=[.A143]+1" office:value-type="float" office:value="143" calcext:value-type="float">
            <text:p>143</text:p>
          </table:table-cell>
          <table:table-cell office:value-type="string" calcext:value-type="string">
            <text:p>EZS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evaluation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44]+1" office:value-type="float" office:value="144" calcext:value-type="float">
            <text:p>144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Model scoring</text:p>
          </table:table-cell>
          <table:table-cell office:value-type="string" calcext:value-type="string">
            <text:p>"score_stacking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45]+1" office:value-type="float" office:value="145" calcext:value-type="float">
            <text:p>145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feature permutation importance</text:p>
          </table:table-cell>
          <table:table-cell table:style-name="ce13" office:value-type="string" calcext:value-type="string">
            <text:p>"feature_importance = 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2" table:formula="of:=[.A146]+1" office:value-type="float" office:value="146" calcext:value-type="float">
            <text:p>146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Final feature elimination</text:p>
          </table:table-cell>
          <table:table-cell table:style-name="ce13" office:value-type="string" calcext:value-type="string">
            <text:p>"best_feature, worst_feature = feature_filtering(feature_importance, threshold_feature)"</text:p>
          </table:table-cell>
          <table:table-cell table:number-columns-repeated="1012"/>
        </table:table-row>
        <table:table-row table:style-name="ro1">
          <table:table-cell table:style-name="ce2" table:formula="of:=[.A147]+1" office:value-type="float" office:value="147" calcext:value-type="float">
            <text:p>147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<text:s/></text:p>
          </table:table-cell>
          <table:table-cell office:value-type="string" calcext:value-type="string">
            <text:p>None</text:p>
          </table:table-cell>
          <table:table-cell table:style-name="ce13" office:value-type="string" calcext:value-type="string">
            <text:p>"dropped_cols = np.unique(np.concatenate((dropped_cols, worst_feature))).tolist()"</text:p>
          </table:table-cell>
          <table:table-cell table:number-columns-repeated="1012"/>
        </table:table-row>
        <table:table-row table:style-name="ro1">
          <table:table-cell table:style-name="ce2" table:formula="of:=[.A148]+1" office:value-type="float" office:value="148" calcext:value-type="float">
            <text:p>148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Check those columns, they should be dropped</text:p>
          </table:table-cell>
          <table:table-cell office:value-type="string" calcext:value-type="string">
            <text:p>"print(dropped_cols)"</text:p>
          </table:table-cell>
          <table:table-cell table:number-columns-repeated="1012"/>
        </table:table-row>
        <table:table-row table:style-name="ro1">
          <table:table-cell table:style-name="ce2" table:formula="of:=[.A149]+1" office:value-type="float" office:value="149" calcext:value-type="float">
            <text:p>149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2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ROC/AUC</text:p>
          </table:table-cell>
          <table:table-cell table:style-name="ce13" office:value-type="string" calcext:value-type="string">
            <text:p><text:span text:style-name="T1">"classes = y.unique() \nroc_auc(model, X_train, y_train, X_test = X_test, y_test = y_test, classes = classes);</text:span>" </text:p>
          </table:table-cell>
          <table:table-cell table:number-columns-repeated="1012"/>
        </table:table-row>
        <table:table-row table:style-name="ro1">
          <table:table-cell table:style-name="ce2" table:formula="of:=[.A150]+1" office:value-type="float" office:value="150" calcext:value-type="float">
            <text:p>150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office:value-type="string" calcext:value-type="string">
            <text:p>"classification_report(model, X_train, y_train, X_test, y_test, classes=classes, support=True);"</text:p>
          </table:table-cell>
          <table:table-cell table:number-columns-repeated="1012"/>
        </table:table-row>
        <table:table-row table:style-name="ro1">
          <table:table-cell table:style-name="ce2" table:formula="of:=[.A151]+1" office:value-type="float" office:value="151" calcext:value-type="float">
            <text:p>151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onfusion matrix</text:p>
          </table:table-cell>
          <table:table-cell office:value-type="string" calcext:value-type="string">
            <text:p>"confusion_matrix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2" table:formula="of:=[.A152]+1" office:value-type="float" office:value="152" calcext:value-type="float">
            <text:p>152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classificat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lass prediction error</text:p>
          </table:table-cell>
          <table:table-cell table:style-name="ce13" office:value-type="string" calcext:value-type="string">
            <text:p>"class_prediction_error(model, X_train, y_train, X_test, y_test, classes=classes);"</text:p>
          </table:table-cell>
          <table:table-cell table:number-columns-repeated="1012"/>
        </table:table-row>
        <table:table-row table:style-name="ro1">
          <table:table-cell table:style-name="ce2" table:formula="of:=[.A153]+1" office:value-type="float" office:value="153" calcext:value-type="float">
            <text:p>153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Residuals plot</text:p>
          </table:table-cell>
          <table:table-cell office:value-type="string" calcext:value-type="string">
            <text:p>"residuals_plot(model, X_train, y_train, X_test, y_test);"</text:p>
          </table:table-cell>
          <table:table-cell table:number-columns-repeated="1012"/>
        </table:table-row>
        <table:table-row table:style-name="ro1">
          <table:table-cell table:style-name="ce2" table:formula="of:=[.A154]+1" office:value-type="float" office:value="154" calcext:value-type="float">
            <text:p>154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regression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3" office:value-type="string" calcext:value-type="string">
            <text:p>both</text:p>
          </table:table-cell>
          <table:table-cell table:formula="of:=TRUE()" office:value-type="boolean" office:boolean-value="true" calcext:value-type="boolean">
            <text:p>TRU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Prediction error</text:p>
          </table:table-cell>
          <table:table-cell office:value-type="string" calcext:value-type="string">
            <text:p>"prediction_error(model, X_train, y_train, X_test, y_test);"</text:p>
          </table:table-cell>
          <table:table-cell table:number-columns-repeated="1012"/>
        </table:table-row>
        <table:table-row table:style-name="ro1">
          <table:table-cell table:style-name="ce2" table:formula="of:=[.A155]+1" office:value-type="float" office:value="155" calcext:value-type="float">
            <text:p>155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Classification report</text:p>
          </table:table-cell>
          <table:table-cell table:style-name="ce13" office:value-type="string" calcext:value-type="string">
            <text:p>"K_classification_report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56]+1" office:value-type="float" office:value="156" calcext:value-type="float">
            <text:p>156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classificat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table:style-name="ce13" office:value-type="string" calcext:value-type="string">
            <text:p>Final Confusion matrix</text:p>
          </table:table-cell>
          <table:table-cell table:style-name="ce13" office:value-type="string" calcext:value-type="string">
            <text:p>"K_confusion_matrix(model, 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57]+1" office:value-type="float" office:value="157" calcext:value-type="float">
            <text:p>157</text:p>
          </table:table-cell>
          <table:table-cell office:value-type="string" calcext:value-type="string">
            <text:p>SKL</text:p>
          </table:table-cell>
          <table:table-cell office:value-type="string" calcext:value-type="string">
            <text:p>regression</text:p>
          </table:table-cell>
          <table:table-cell table:number-columns-repeated="4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number-columns-repeated="4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Final $R^2$ score</text:p>
          </table:table-cell>
          <table:table-cell table:style-name="ce13" office:value-type="string" calcext:value-type="string">
            <text:p>"K_r2(model,X_train, y_train, X_test, y_test)"</text:p>
          </table:table-cell>
          <table:table-cell table:number-columns-repeated="1012"/>
        </table:table-row>
        <table:table-row table:style-name="ro1">
          <table:table-cell table:style-name="ce2" table:formula="of:=[.A158]+1" office:value-type="float" office:value="158" calcext:value-type="float">
            <text:p>158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Final Model inspection</text:p>
          </table:table-cell>
          <table:table-cell table:style-name="ce13"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59]+1" office:value-type="float" office:value="159" calcext:value-type="float">
            <text:p>159</text:p>
          </table:table-cell>
          <table:table-cell office:value-type="string" calcext:value-type="string">
            <text:p>EZS</text:p>
          </table:table-cell>
          <table:table-cell office:value-type="string" calcext:value-type="string">
            <text:p>both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number-columns-repeated="8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nal </text:span>Model importance</text:p>
          </table:table-cell>
          <table:table-cell office:value-type="string" calcext:value-type="string">
            <text:p><text:span text:style-name="T1">"model_imp = plot_model_importance(model, level_1_model</text:span>)"</text:p>
          </table:table-cell>
          <table:table-cell table:number-columns-repeated="1012"/>
        </table:table-row>
        <table:table-row table:style-name="ro1">
          <table:table-cell table:style-name="ce2" table:formula="of:=[.A160]+1" office:value-type="float" office:value="160" calcext:value-type="float">
            <text:p>160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nal </text:span>Feature permutation importance (a posteriori)</text:p>
          </table:table-cell>
          <table:table-cell table:style-name="ce13" office:value-type="string" calcext:value-type="string">
            <text:p>"plot_perm_importance(model, X_test, y_test, CPU)"</text:p>
          </table:table-cell>
          <table:table-cell table:number-columns-repeated="1012"/>
        </table:table-row>
        <table:table-row table:style-name="ro1">
          <table:table-cell table:style-name="ce2" table:formula="of:=[.A161]+1" office:value-type="float" office:value="161" calcext:value-type="float">
            <text:p>161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</text:p>
          </table:table-cell>
          <table:table-cell office:value-type="string" calcext:value-type="string">
            <text:p><text:span text:style-name="T1">Final </text:span>Partial Dependence &amp; Individual Conditional Expectation 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62]+1" office:value-type="float" office:value="162" calcext:value-type="float">
            <text:p>162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 office:value-type="string" calcext:value-type="string">
            <text:p>####</text:p>
          </table:table-cell>
          <table:table-cell office:value-type="string" calcext:value-type="string">
            <text:p><text:span text:style-name="T1">Final </text:span>Features of interest</text:p>
          </table:table-cell>
          <table:table-cell office:value-type="string" calcext:value-type="string">
            <text:p><text:span text:style-name="T1">"features_of_interest = " + str(features_of_interest</text:span>)</text:p>
          </table:table-cell>
          <table:table-cell table:number-columns-repeated="1012"/>
        </table:table-row>
        <table:table-row table:style-name="ro1">
          <table:table-cell table:style-name="ce2" table:formula="of:=[.A163]+1" office:value-type="float" office:value="163" calcext:value-type="float">
            <text:p>163</text:p>
          </table:table-cell>
          <table:table-cell office:value-type="string" calcext:value-type="string">
            <text:p>SKL</text:p>
          </table:table-cell>
          <table:table-cell table:number-columns-repeated="10" office:value-type="string" calcext:value-type="string">
            <text:p>both</text:p>
          </table:table-cell>
          <table:table-cell table:style-name="ce13"/>
          <table:table-cell office:value-type="string" calcext:value-type="string">
            <text:p>None</text:p>
          </table:table-cell>
          <table:table-cell table:style-name="ce13" office:value-type="string" calcext:value-type="string">
            <text:p>"plot_partial_dependence(model, X_test, features_of_interest, CPU) "</text:p>
          </table:table-cell>
          <table:table-cell table:number-columns-repeated="1012"/>
        </table:table-row>
        <table:table-row table:style-name="ro1">
          <table:table-cell table:style-name="ce2" table:formula="of:=[.A164]+1" office:value-type="float" office:value="164" calcext:value-type="float">
            <text:p>164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</text:p>
          </table:table-cell>
          <table:table-cell office:value-type="string" calcext:value-type="string">
            <text:p>Deployment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>
          <table:table-cell table:style-name="ce2" table:formula="of:=[.A165]+1" office:value-type="float" office:value="165" calcext:value-type="float">
            <text:p>165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Save your model</text:p>
          </table:table-cell>
          <table:table-cell office:value-type="string" calcext:value-type="string">
            <text:p>"model_name = 'model.sav' \ndump(model, model_name)"</text:p>
          </table:table-cell>
          <table:table-cell table:number-columns-repeated="1012"/>
        </table:table-row>
        <table:table-row table:style-name="ro1">
          <table:table-cell table:style-name="ce2" table:formula="of:=[.A166]+1" office:value-type="float" office:value="166" calcext:value-type="float">
            <text:p>166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Generate your server</text:p>
          </table:table-cell>
          <table:table-cell office:value-type="string" calcext:value-type="string">
            <text:p><text:span text:style-name="T1">"fastapi_server(model, 'model.sav'</text:span>, X, y)"</text:p>
          </table:table-cell>
          <table:table-cell table:number-columns-repeated="1012"/>
        </table:table-row>
        <table:table-row table:style-name="ro1">
          <table:table-cell table:style-name="ce2" table:formula="of:=[.A167]+1" office:value-type="float" office:value="167" calcext:value-type="float">
            <text:p>167</text:p>
          </table:table-cell>
          <table:table-cell office:value-type="string" calcext:value-type="string">
            <text:p>SKL</text:p>
          </table:table-cell>
          <table:table-cell table:number-columns-repeated="9" office:value-type="string" calcext:value-type="string">
            <text:p>both</text:p>
          </table:table-cell>
          <table:table-cell table:formula="of:=FALSE()" office:value-type="boolean" office:boolean-value="false" calcext:value-type="boolean">
            <text:p>FALSE</text:p>
          </table:table-cell>
          <table:table-cell table:style-name="ce13" office:value-type="string" calcext:value-type="string">
            <text:p>##</text:p>
          </table:table-cell>
          <table:table-cell office:value-type="string" calcext:value-type="string">
            <text:p>[Test your API](./server.ipynb)</text:p>
          </table:table-cell>
          <table:table-cell office:value-type="string" calcext:value-type="string">
            <text:p>None</text:p>
          </table:table-cell>
          <table:table-cell table:number-columns-repeated="1012"/>
        </table:table-row>
        <table:table-row table:style-name="ro1" table:number-rows-repeated="13">
          <table:table-cell/>
          <table:table-cell table:style-name="Default"/>
          <table:table-cell table:style-name="ce41" table:number-columns-repeated="10"/>
          <table:table-cell table:style-name="Default" table:number-columns-repeated="3"/>
          <table:table-cell table:number-columns-repeated="59"/>
          <table:table-cell table:style-name="Default" table:number-columns-repeated="953"/>
        </table:table-row>
        <table:table-row table:style-name="ro1">
          <table:table-cell table:style-name="ce2"/>
          <table:table-cell table:number-columns-repeated="11"/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number-columns-repeated="11"/>
          <table:table-cell table:style-name="ce13" table:number-columns-repeated="2"/>
          <table:table-cell table:number-columns-repeated="1013"/>
        </table:table-row>
        <table:table-row table:style-name="ro1">
          <table:table-cell table:style-name="ce2"/>
          <table:table-cell table:number-columns-repeated="11"/>
          <table:table-cell table:style-name="ce13" table:number-columns-repeated="3"/>
          <table:table-cell table:number-columns-repeated="1012"/>
        </table:table-row>
        <table:table-row table:style-name="ro1" table:number-rows-repeated="2">
          <table:table-cell table:style-name="ce2"/>
          <table:table-cell table:number-columns-repeated="11"/>
          <table:table-cell table:style-name="ce13"/>
          <table:table-cell table:number-columns-repeated="1014"/>
        </table:table-row>
        <table:table-row table:style-name="ro1" table:number-rows-repeated="3">
          <table:table-cell table:style-name="ce2"/>
          <table:table-cell table:number-columns-repeated="11"/>
          <table:table-cell table:style-name="ce13"/>
          <table:table-cell/>
          <table:table-cell table:style-name="ce13"/>
          <table:table-cell table:number-columns-repeated="1012"/>
        </table:table-row>
        <table:table-row table:style-name="ro1" table:number-rows-repeated="5">
          <table:table-cell/>
          <table:table-cell table:style-name="Default"/>
          <table:table-cell table:style-name="ce41" table:number-columns-repeated="10"/>
          <table:table-cell table:style-name="Default" table:number-columns-repeated="3"/>
          <table:table-cell table:number-columns-repeated="59"/>
          <table:table-cell table:style-name="Default" table:number-columns-repeated="953"/>
        </table:table-row>
        <table:table-row table:style-name="ro1">
          <table:table-cell table:style-name="ce2"/>
          <table:table-cell table:number-columns-repeated="11"/>
          <table:table-cell table:style-name="ce13"/>
          <table:table-cell table:number-columns-repeated="1014"/>
        </table:table-row>
        <table:table-row table:style-name="ro1">
          <table:table-cell table:style-name="ce2"/>
          <table:table-cell table:number-columns-repeated="11"/>
          <table:table-cell table:style-name="ce13"/>
          <table:table-cell/>
          <table:table-cell table:style-name="ce13"/>
          <table:table-cell table:number-columns-repeated="1012"/>
        </table:table-row>
        <table:table-row table:style-name="ro1">
          <table:table-cell table:style-name="ce2"/>
          <table:table-cell table:number-columns-repeated="11"/>
          <table:table-cell table:style-name="ce13" table:number-columns-repeated="3"/>
          <table:table-cell table:number-columns-repeated="1012"/>
        </table:table-row>
        <table:table-row table:style-name="ro1" table:number-rows-repeated="2">
          <table:table-cell table:style-name="ce2"/>
          <table:table-cell table:number-columns-repeated="11"/>
          <table:table-cell table:style-name="ce13"/>
          <table:table-cell/>
          <table:table-cell table:style-name="ce13"/>
          <table:table-cell table:number-columns-repeated="1012"/>
        </table:table-row>
        <table:table-row table:style-name="ro1">
          <table:table-cell table:style-name="ce2"/>
          <table:table-cell table:number-columns-repeated="11"/>
          <table:table-cell table:style-name="ce13" table:number-columns-repeated="3"/>
          <table:table-cell table:number-columns-repeated="1012"/>
        </table:table-row>
        <table:table-row table:style-name="ro1" table:number-rows-repeated="1048375">
          <table:table-cell table:number-columns-repeated="1027"/>
        </table:table-row>
        <table:table-row table:style-name="ro1">
          <table:table-cell table:number-columns-repeated="1027"/>
        </table:table-row>
        <table:named-expressions>
          <table:named-expression table:name="_xlnm._FilterDatabase" table:base-cell-address="$meta_package.$A$1" table:expression="#REF!"/>
          <table:named-expression table:name="_xlnm._FilterDatabase_0" table:base-cell-address="$meta_package.$A$1" table:expression="#REF!"/>
          <table:named-expression table:name="_xlnm._FilterDatabase_0_0_0" table:base-cell-address="$meta_package.$A$1" table:expression="#REF!"/>
        </table:named-expressions>
      </table:table>
      <table:named-expressions/>
      <table:database-ranges>
        <table:database-range table:name="__Anonymous_Sheet_DB__0" table:target-range-address="meta_package.A1:meta_package.F35" table:display-filter-buttons="true" table:orientation="column"/>
        <table:database-range table:name="__Anonymous_Sheet_DB__1" table:target-range-address="package_source.A1:package_source.G53" table:display-filter-buttons="true" table:orientation="column"/>
        <table:database-range table:name="__Anonymous_Sheet_DB__2" table:target-range-address="package.A1:package.G127" table:display-filter-buttons="true">
          <table:sort>
            <table:sort-by table:field-number="5" table:data-type="automatic"/>
            <table:sort-by table:field-number="4" table:data-type="automatic"/>
          </table:sort>
        </table:database-range>
        <table:database-range table:name="__Anonymous_Sheet_DB__3" table:target-range-address="document.A1:document.O200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/>
      <number:text>-</number:text>
      <number:month number:textual="true"/>
      <number:text>-</number:text>
      <number:year/>
    </number:date-style>
    <number:date-style style:name="N112">
      <number:month number:textual="true"/>
      <number:text>-</number:text>
      <number:year/>
    </number:date-style>
    <number:currency-style style:name="N11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1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7P0"/>
    </number:currency-style>
    <number:currency-style style:name="N118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18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date-style style:name="N119">
      <number:month/>
      <number:text>/</number:text>
      <number:day/>
      <number:text>/</number:text>
      <number:year number:style="long"/>
    </number:date-style>
    <number:date-style style:name="N120">
      <number:day/>
      <number:text>-</number:text>
      <number:month number:textual="true"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number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meta_5f_package" style:display-name="PageStyle_meta_packag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_5f_source" style:display-name="PageStyle_package_source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ckage" style:display-name="PageStyle_package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ocument" style:display-name="PageStyle_documen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9-20T11:47:14</meta:creation-date>
    <dc:language>en-US</dc:language>
    <dc:date>2022-11-08T12:56:55.287000000</dc:date>
    <meta:editing-cycles>584</meta:editing-cycles>
    <meta:editing-duration>P9DT4H43M57S</meta:editing-duration>
    <meta:generator>LibreOffice/7.4.2.3$Windows_X86_64 LibreOffice_project/382eef1f22670f7f4118c8c2dd222ec7ad009daf</meta:generator>
    <meta:document-statistic meta:table-count="4" meta:cell-count="3885" meta:object-count="0"/>
  </office:meta>
</office:document-meta>
</file>